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2" svg:font-family="'DejaVu Sans'" style:font-family-generic="swiss"/>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text-properties fo:font-weight="bold"/>
    </style:style>
    <style:style style:name="P2" style:family="paragraph" style:parent-style-name="Preformatted_20_Text">
      <style:text-properties officeooo:paragraph-rsid="001d4627"/>
    </style:style>
    <style:style style:name="P3" style:family="paragraph" style:parent-style-name="Preformatted_20_Text">
      <style:text-properties officeooo:paragraph-rsid="001d6cd7"/>
    </style:style>
    <style:style style:name="P4" style:family="paragraph" style:parent-style-name="Preformatted_20_Text">
      <style:text-properties officeooo:paragraph-rsid="001def7f"/>
    </style:style>
    <style:style style:name="P5" style:family="paragraph" style:parent-style-name="Preformatted_20_Text">
      <style:text-properties fo:font-size="10pt" style:text-underline-style="none" fo:font-weight="normal" officeooo:paragraph-rsid="0028531b" style:font-size-asian="10pt" style:font-weight-asian="normal" style:font-size-complex="10pt" style:font-weight-complex="normal"/>
    </style:style>
    <style:style style:name="P6" style:family="paragraph" style:parent-style-name="Preformatted_20_Text">
      <style:text-properties officeooo:paragraph-rsid="00255534"/>
    </style:style>
    <style:style style:name="P7" style:family="paragraph" style:parent-style-name="Preformatted_20_Text">
      <style:text-properties officeooo:paragraph-rsid="00269e06"/>
    </style:style>
    <style:style style:name="P8" style:family="paragraph" style:parent-style-name="Preformatted_20_Text">
      <style:paragraph-properties fo:margin-top="0in" fo:margin-bottom="0.1965in" style:contextual-spacing="false"/>
    </style:style>
    <style:style style:name="P9" style:family="paragraph" style:parent-style-name="Preformatted_20_Text">
      <style:paragraph-properties fo:margin-top="0in" fo:margin-bottom="0.1965in" style:contextual-spacing="false"/>
      <style:text-properties style:font-name="Liberation Serif1" fo:font-size="12pt" officeooo:paragraph-rsid="0026042e" style:font-size-asian="10.5pt" style:font-size-complex="12pt"/>
    </style:style>
    <style:style style:name="P10" style:family="paragraph" style:parent-style-name="Preformatted_20_Text">
      <style:paragraph-properties fo:margin-top="0in" fo:margin-bottom="0.1965in" style:contextual-spacing="false"/>
      <style:text-properties style:font-name="Liberation Serif1" fo:font-size="12pt" officeooo:paragraph-rsid="0026687c" style:font-size-asian="10.5pt" style:font-size-complex="12pt"/>
    </style:style>
    <style:style style:name="P11" style:family="paragraph" style:parent-style-name="Preformatted_20_Text">
      <style:paragraph-properties fo:margin-top="0in" fo:margin-bottom="0.1965in" style:contextual-spacing="false"/>
      <style:text-properties style:font-name="Liberation Serif1" fo:font-size="12pt" fo:font-weight="normal" officeooo:paragraph-rsid="0026687c" style:font-size-asian="10.5pt" style:font-weight-asian="normal" style:font-size-complex="12pt" style:font-weight-complex="normal"/>
    </style:style>
    <style:style style:name="P12" style:family="paragraph" style:parent-style-name="Preformatted_20_Text">
      <style:paragraph-properties fo:margin-top="0in" fo:margin-bottom="0.1965in" style:contextual-spacing="false"/>
      <style:text-properties fo:font-weight="bold"/>
    </style:style>
    <style:style style:name="P13" style:family="paragraph" style:parent-style-name="Preformatted_20_Text">
      <style:paragraph-properties fo:margin-top="0in" fo:margin-bottom="0.1965in" style:contextual-spacing="false"/>
      <style:text-properties officeooo:paragraph-rsid="0026687c"/>
    </style:style>
    <style:style style:name="P14" style:family="paragraph" style:parent-style-name="Preformatted_20_Text">
      <style:paragraph-properties fo:margin-top="0in" fo:margin-bottom="0.1965in" style:contextual-spacing="false"/>
      <style:text-properties officeooo:paragraph-rsid="00269e06"/>
    </style:style>
    <style:style style:name="P15" style:family="paragraph" style:parent-style-name="Standard">
      <style:paragraph-properties fo:background-color="#ffffff">
        <style:background-image/>
      </style:paragraph-properties>
      <style:text-properties fo:color="#ff0000" fo:font-weight="bold" officeooo:paragraph-rsid="001c8af8"/>
    </style:style>
    <style:style style:name="P16" style:family="paragraph" style:parent-style-name="Standard">
      <style:paragraph-properties fo:background-color="#ffffff">
        <style:background-image/>
      </style:paragraph-properties>
      <style:text-properties fo:color="#ff0000" fo:font-weight="bold" officeooo:paragraph-rsid="001d4627"/>
    </style:style>
    <style:style style:name="P17" style:family="paragraph" style:parent-style-name="Standard">
      <style:paragraph-properties fo:background-color="#ffffff">
        <style:background-image/>
      </style:paragraph-properties>
      <style:text-properties fo:color="#ff0000" style:text-underline-style="none" fo:font-weight="normal" officeooo:rsid="001c8af8" officeooo:paragraph-rsid="001b487c" style:font-weight-asian="normal" style:font-weight-complex="normal"/>
    </style:style>
    <style:style style:name="P18" style:family="paragraph" style:parent-style-name="Standard">
      <style:paragraph-properties fo:background-color="#ffffff">
        <style:background-image/>
      </style:paragraph-properties>
      <style:text-properties fo:color="#ff0000" style:text-underline-style="none" fo:font-weight="normal" officeooo:rsid="001c8af8" officeooo:paragraph-rsid="001c8af8" style:font-weight-asian="normal" style:font-weight-complex="normal"/>
    </style:style>
    <style:style style:name="P19" style:family="paragraph" style:parent-style-name="Standard">
      <style:paragraph-properties fo:background-color="#ffffff">
        <style:background-image/>
      </style:paragraph-properties>
      <style:text-properties fo:color="#000000" style:text-underline-style="none" fo:font-weight="normal" officeooo:rsid="001c8af8" officeooo:paragraph-rsid="001c8af8" style:font-weight-asian="normal" style:font-weight-complex="normal"/>
    </style:style>
    <style:style style:name="P20" style:family="paragraph" style:parent-style-name="Standard">
      <style:paragraph-properties fo:background-color="#ffffff">
        <style:background-image/>
      </style:paragraph-properties>
      <style:text-properties fo:color="#000000" style:text-underline-style="none" fo:font-weight="normal" officeooo:rsid="001d4627" officeooo:paragraph-rsid="001d4627" style:font-weight-asian="normal" style:font-weight-complex="normal"/>
    </style:style>
    <style:style style:name="P21" style:family="paragraph" style:parent-style-name="Standard">
      <style:paragraph-properties fo:background-color="#ffffff">
        <style:background-image/>
      </style:paragraph-properties>
      <style:text-properties fo:color="#000000" style:text-underline-style="none" fo:font-weight="normal" officeooo:rsid="001d4627" officeooo:paragraph-rsid="001f52a6" style:font-weight-asian="normal" style:font-weight-complex="normal"/>
    </style:style>
    <style:style style:name="P22" style:family="paragraph" style:parent-style-name="Standard">
      <style:paragraph-properties fo:text-align="start" style:justify-single-word="false" fo:background-color="#ffffff">
        <style:background-image/>
      </style:paragraph-properties>
      <style:text-properties fo:color="#000000" style:text-underline-style="none" fo:font-weight="normal" officeooo:rsid="001d4627" officeooo:paragraph-rsid="001f52a6" style:font-weight-asian="normal" style:font-weight-complex="normal"/>
    </style:style>
    <style:style style:name="P23" style:family="paragraph" style:parent-style-name="Standard">
      <style:paragraph-properties fo:background-color="#ffffff">
        <style:background-image/>
      </style:paragraph-properties>
      <style:text-properties fo:color="#000000" style:text-underline-style="none" fo:font-weight="bold" officeooo:rsid="001d4627" officeooo:paragraph-rsid="001d4627" style:font-weight-asian="bold" style:font-weight-complex="bold"/>
    </style:style>
    <style:style style:name="P24" style:family="paragraph" style:parent-style-name="Standard">
      <style:paragraph-properties fo:text-align="start" style:justify-single-word="false" fo:background-color="#ffffff">
        <style:background-image/>
      </style:paragraph-properties>
      <style:text-properties fo:color="#000000" fo:font-style="normal" style:text-underline-style="none" fo:font-weight="bold" officeooo:rsid="001d4627" officeooo:paragraph-rsid="0022f855" style:font-style-asian="normal" style:font-weight-asian="bold" style:font-style-complex="normal" style:font-weight-complex="bold"/>
    </style:style>
    <style:style style:name="P25" style:family="paragraph" style:parent-style-name="Heading_20_4">
      <style:paragraph-properties fo:background-color="#ffffff">
        <style:background-image/>
      </style:paragraph-properties>
      <style:text-properties fo:color="#000000" style:text-underline-style="none" fo:font-weight="normal" officeooo:rsid="001d4627" officeooo:paragraph-rsid="001d4627" style:font-weight-asian="normal" style:font-weight-complex="normal"/>
    </style:style>
    <style:style style:name="P26" style:family="paragraph" style:parent-style-name="Heading_20_4">
      <style:paragraph-properties fo:background-color="#ffffff">
        <style:background-image/>
      </style:paragraph-properties>
      <style:text-properties fo:color="#000000" fo:font-style="italic" style:text-underline-style="solid" style:text-underline-width="auto" style:text-underline-color="font-color" fo:font-weight="normal" officeooo:rsid="001d4627" officeooo:paragraph-rsid="001d4627" style:font-style-asian="italic" style:font-weight-asian="normal" style:font-style-complex="italic" style:font-weight-complex="normal"/>
    </style:style>
    <style:style style:name="P27" style:family="paragraph" style:parent-style-name="Text_20_body">
      <style:paragraph-properties fo:background-color="#ffffff">
        <style:background-image/>
      </style:paragraph-properties>
      <style:text-properties fo:color="#000000" style:text-underline-style="none" fo:font-weight="normal" officeooo:rsid="001d4627" officeooo:paragraph-rsid="001d4627" style:font-weight-asian="normal" style:font-weight-complex="normal"/>
    </style:style>
    <style:style style:name="P28" style:family="paragraph" style:parent-style-name="Preformatted_20_Text">
      <style:paragraph-properties fo:text-align="start" style:justify-single-word="false" fo:background-color="#ffffff">
        <style:background-image/>
      </style:paragraph-properties>
      <style:text-properties fo:color="#000000" style:text-underline-style="none" fo:font-weight="bold" officeooo:rsid="001d4627" officeooo:paragraph-rsid="0021049c" style:font-weight-asian="bold" style:font-weight-complex="bold"/>
    </style:style>
    <style:style style:name="P29" style:family="paragraph" style:parent-style-name="Preformatted_20_Text">
      <style:paragraph-properties fo:text-align="start" style:justify-single-word="false" fo:background-color="#ffffff">
        <style:background-image/>
      </style:paragraph-properties>
      <style:text-properties fo:color="#000000" style:font-name="Liberation Serif" fo:font-size="12pt" style:text-underline-style="none" fo:font-weight="bold" officeooo:rsid="001d4627" officeooo:paragraph-rsid="0021049c" style:font-size-asian="10.5pt" style:font-weight-asian="bold" style:font-size-complex="12pt" style:font-weight-complex="bold"/>
    </style:style>
    <style:style style:name="P30" style:family="paragraph" style:parent-style-name="Preformatted_20_Text">
      <style:paragraph-properties fo:text-align="start" style:justify-single-word="false" fo:background-color="#ffffff">
        <style:background-image/>
      </style:paragraph-properties>
      <style:text-properties fo:color="#000000" fo:font-style="normal" style:text-underline-style="none" fo:font-weight="normal" officeooo:rsid="001d4627" officeooo:paragraph-rsid="0022f855" style:font-style-asian="normal" style:font-weight-asian="normal" style:font-style-complex="normal" style:font-weight-complex="normal"/>
    </style:style>
    <style:style style:name="P31" style:family="paragraph" style:parent-style-name="Preformatted_20_Text">
      <style:paragraph-properties fo:text-align="start" style:justify-single-word="false" fo:background-color="#ffffff">
        <style:background-image/>
      </style:paragraph-properties>
      <style:text-properties fo:color="#000000" fo:font-style="normal" style:text-underline-style="none" fo:font-weight="normal" officeooo:rsid="001d4627" officeooo:paragraph-rsid="0024abd6" style:font-style-asian="normal" style:font-weight-asian="normal" style:font-style-complex="normal" style:font-weight-complex="normal"/>
    </style:style>
    <style:style style:name="P32" style:family="paragraph" style:parent-style-name="Standard">
      <style:text-properties style:text-underline-style="none" fo:font-weight="normal" officeooo:paragraph-rsid="00175b1c" style:font-weight-asian="normal" style:font-weight-complex="normal"/>
    </style:style>
    <style:style style:name="P33" style:family="paragraph" style:parent-style-name="Standard">
      <style:text-properties style:text-underline-style="none" fo:font-weight="normal" officeooo:rsid="00175b1c" officeooo:paragraph-rsid="00175b1c" style:font-weight-asian="normal" style:font-weight-complex="normal"/>
    </style:style>
    <style:style style:name="P34" style:family="paragraph" style:parent-style-name="Standard">
      <style:text-properties style:text-underline-style="none" fo:font-weight="normal" officeooo:rsid="001b487c" officeooo:paragraph-rsid="001b487c" style:font-weight-asian="normal" style:font-weight-complex="normal"/>
    </style:style>
    <style:style style:name="P35" style:family="paragraph" style:parent-style-name="Standard">
      <style:text-properties style:text-underline-style="none" fo:font-weight="bold" officeooo:rsid="001b487c" officeooo:paragraph-rsid="001b487c" style:font-weight-asian="bold" style:font-weight-complex="bold"/>
    </style:style>
    <style:style style:name="P36" style:family="paragraph" style:parent-style-name="Standard">
      <style:text-properties officeooo:paragraph-rsid="001b487c"/>
    </style:style>
    <style:style style:name="P37"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8" style:family="paragraph" style:parent-style-name="Standard">
      <style:text-properties fo:font-size="16pt" style:text-underline-style="solid" style:text-underline-width="auto" style:text-underline-color="font-color" fo:font-weight="bold" officeooo:rsid="00175b1c" officeooo:paragraph-rsid="00175b1c" style:font-size-asian="16pt" style:font-weight-asian="bold" style:font-size-complex="16pt" style:font-weight-complex="bold"/>
    </style:style>
    <style:style style:name="P39" style:family="paragraph" style:parent-style-name="Standard">
      <style:text-properties style:font-name="Liberation Serif1" fo:font-size="14pt" style:text-underline-style="solid" style:text-underline-width="auto" style:text-underline-color="font-color" fo:font-weight="bold" officeooo:rsid="00175b1c" officeooo:paragraph-rsid="00175b1c" style:font-size-asian="14pt" style:font-weight-asian="bold" style:font-size-complex="14pt" style:font-weight-complex="bold"/>
    </style:style>
    <style:style style:name="P40" style:family="paragraph" style:parent-style-name="Standard">
      <style:text-properties fo:font-size="12pt" style:text-underline-style="none" fo:font-weight="normal" officeooo:paragraph-rsid="0024bba8" style:font-size-asian="10.5pt" style:font-weight-asian="normal" style:font-size-complex="12pt" style:font-weight-complex="normal"/>
    </style:style>
    <style:style style:name="P41" style:family="paragraph" style:parent-style-name="Standard">
      <style:text-properties fo:font-size="12pt" style:text-underline-style="none" fo:font-weight="normal" officeooo:paragraph-rsid="00269e06" style:font-size-asian="10.5pt" style:font-weight-asian="normal" style:font-size-complex="12pt" style:font-weight-complex="normal"/>
    </style:style>
    <style:style style:name="P42" style:family="paragraph" style:parent-style-name="Text_20_body">
      <style:text-properties officeooo:paragraph-rsid="001d4627"/>
    </style:style>
    <style:style style:name="P43" style:family="paragraph" style:parent-style-name="Heading_20_4">
      <style:text-properties fo:font-size="12pt" style:text-underline-style="none" fo:font-weight="normal" officeooo:paragraph-rsid="002dfed9"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255534" officeooo:paragraph-rsid="00255534"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26042e" officeooo:paragraph-rsid="0024bba8"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24bba8" officeooo:paragraph-rsid="0024bba8"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26687c" officeooo:paragraph-rsid="0026687c"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278061" officeooo:paragraph-rsid="00269e06"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278061" officeooo:paragraph-rsid="002a6e4b"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278061" officeooo:paragraph-rsid="002b113a"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278061" officeooo:paragraph-rsid="002c2249"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paragraph-rsid="002dfed9" style:font-size-asian="10.5pt" style:font-weight-asian="normal" style:font-size-complex="12pt" style:font-weight-complex="normal"/>
    </style:style>
    <style:style style:name="P53" style:family="paragraph" style:parent-style-name="Standard">
      <style:text-properties fo:font-size="12pt" style:text-underline-style="solid" style:text-underline-width="auto" style:text-underline-color="font-color" fo:font-weight="normal" officeooo:rsid="00278061" officeooo:paragraph-rsid="002a6e4b" style:font-size-asian="10.5pt" style:font-weight-asian="normal" style:font-size-complex="12pt" style:font-weight-complex="normal"/>
    </style:style>
    <style:style style:name="P54" style:family="paragraph" style:parent-style-name="Standard">
      <style:text-properties fo:font-size="12pt" style:text-underline-style="solid" style:text-underline-width="auto" style:text-underline-color="font-color" fo:font-weight="bold" officeooo:rsid="00278061" officeooo:paragraph-rsid="002a6e4b" style:font-size-asian="10.5pt" style:font-weight-asian="bold" style:font-size-complex="12pt" style:font-weight-complex="bold"/>
    </style:style>
    <style:style style:name="P55" style:family="paragraph" style:parent-style-name="Standard">
      <style:text-properties officeooo:paragraph-rsid="002a6e4b"/>
    </style:style>
    <style:style style:name="P56" style:family="paragraph" style:parent-style-name="Standard">
      <style:text-properties officeooo:paragraph-rsid="002b113a"/>
    </style:style>
    <style:style style:name="P57" style:family="paragraph" style:parent-style-name="Standard">
      <style:text-properties fo:font-size="14pt" style:text-underline-style="solid" style:text-underline-width="auto" style:text-underline-color="font-color" fo:font-weight="bold" officeooo:rsid="00278061" officeooo:paragraph-rsid="002b113a" style:font-size-asian="14pt" style:font-weight-asian="bold" style:font-size-complex="14pt" style:font-weight-complex="bold"/>
    </style:style>
    <style:style style:name="P58" style:family="paragraph" style:parent-style-name="Standard">
      <style:text-properties fo:font-size="14pt" style:text-underline-style="solid" style:text-underline-width="auto" style:text-underline-color="font-color" fo:font-weight="bold" officeooo:paragraph-rsid="002dfed9" style:font-size-asian="14pt" style:font-weight-asian="bold" style:font-size-complex="14pt" style:font-weight-complex="bold"/>
    </style:style>
    <style:style style:name="P59" style:family="paragraph" style:parent-style-name="Standard">
      <style:text-properties officeooo:paragraph-rsid="002c2249"/>
    </style:style>
    <style:style style:name="P60" style:family="paragraph" style:parent-style-name="Standard">
      <style:text-properties fo:font-weight="normal" officeooo:paragraph-rsid="002c2249"/>
    </style:style>
    <style:style style:name="P61" style:family="paragraph" style:parent-style-name="Standard">
      <style:text-properties fo:font-weight="normal" officeooo:paragraph-rsid="002c2249" style:font-weight-asian="normal" style:font-weight-complex="normal"/>
    </style:style>
    <style:style style:name="P62" style:family="paragraph" style:parent-style-name="Standard">
      <style:text-properties fo:font-weight="normal" officeooo:paragraph-rsid="002dfed9" style:font-weight-asian="normal" style:font-weight-complex="normal"/>
    </style:style>
    <style:style style:name="P63" style:family="paragraph" style:parent-style-name="Standard" style:list-style-name="L1">
      <style:paragraph-properties fo:background-color="#ffffff">
        <style:background-image/>
      </style:paragraph-properties>
      <style:text-properties fo:color="#000000" style:text-underline-style="none" fo:font-weight="normal" officeooo:rsid="001d4627" officeooo:paragraph-rsid="001d4627" style:font-weight-asian="normal" style:font-weight-complex="normal"/>
    </style:style>
    <style:style style:name="P64" style:family="paragraph" style:parent-style-name="Standard">
      <style:paragraph-properties fo:background-color="#ffffff">
        <style:background-image/>
      </style:paragraph-properties>
      <style:text-properties fo:color="#000000" style:text-underline-style="none" fo:font-weight="normal" officeooo:rsid="001f52a6" officeooo:paragraph-rsid="001f52a6" style:font-weight-asian="normal" style:font-weight-complex="normal"/>
    </style:style>
    <style:style style:name="P65" style:family="paragraph" style:parent-style-name="Standard">
      <style:paragraph-properties fo:text-align="start" style:justify-single-word="false" fo:background-color="#ffffff">
        <style:background-image/>
      </style:paragraph-properties>
      <style:text-properties fo:color="#000000" style:text-underline-style="none" fo:font-weight="normal" officeooo:rsid="0020338d" officeooo:paragraph-rsid="001f52a6" style:font-weight-asian="normal" style:font-weight-complex="normal"/>
    </style:style>
    <style:style style:name="P66" style:family="paragraph" style:parent-style-name="Standard">
      <style:paragraph-properties fo:background-color="#ffffff">
        <style:background-image/>
      </style:paragraph-properties>
      <style:text-properties fo:color="#000000" style:text-underline-style="none" fo:font-weight="bold" officeooo:rsid="001f066b" officeooo:paragraph-rsid="001f066b" style:font-weight-asian="bold" style:font-weight-complex="bold"/>
    </style:style>
    <style:style style:name="P67" style:family="paragraph" style:parent-style-name="Standard">
      <style:paragraph-properties fo:text-align="start" style:justify-single-word="false" fo:background-color="#ffffff">
        <style:background-image/>
      </style:paragraph-properties>
      <style:text-properties fo:color="#000000" style:text-underline-style="none" fo:font-weight="bold" officeooo:rsid="0021049c" officeooo:paragraph-rsid="0021049c" style:font-weight-asian="bold" style:font-weight-complex="bold"/>
    </style:style>
    <style:style style:name="P68" style:family="paragraph" style:parent-style-name="Standard">
      <style:paragraph-properties fo:background-color="#ffffff">
        <style:background-image/>
      </style:paragraph-properties>
      <style:text-properties fo:color="#000000" style:font-name="Liberation Serif" fo:font-size="10pt" style:text-underline-style="none" fo:font-weight="normal" officeooo:rsid="001f52a6" officeooo:paragraph-rsid="001f52a6" style:font-size-asian="10pt" style:font-weight-asian="normal" style:font-size-complex="10pt" style:font-weight-complex="normal"/>
    </style:style>
    <style:style style:name="P69" style:family="paragraph" style:parent-style-name="Standard">
      <style:paragraph-properties fo:background-color="#ffffff">
        <style:background-image/>
      </style:paragraph-properties>
      <style:text-properties fo:color="#000000" style:font-name="Liberation Serif" fo:font-size="12pt" style:text-underline-style="none" fo:font-weight="bold" officeooo:rsid="001f52a6" officeooo:paragraph-rsid="001f52a6" style:font-size-asian="10.5pt" style:font-weight-asian="bold" style:font-size-complex="12pt" style:font-weight-complex="bold"/>
    </style:style>
    <style:style style:name="P70" style:family="paragraph" style:parent-style-name="Standard">
      <style:paragraph-properties fo:text-align="start" style:justify-single-word="false" fo:background-color="#ffffff">
        <style:background-image/>
      </style:paragraph-properties>
      <style:text-properties fo:color="#000000" fo:font-style="italic" style:text-underline-style="solid" style:text-underline-width="auto" style:text-underline-color="font-color" fo:font-weight="normal" officeooo:rsid="0022f855" officeooo:paragraph-rsid="0022f855" style:font-style-asian="italic" style:font-weight-asian="normal" style:font-style-complex="italic" style:font-weight-complex="normal"/>
    </style:style>
    <style:style style:name="P71" style:family="paragraph" style:parent-style-name="Standard">
      <style:paragraph-properties fo:text-align="start" style:justify-single-word="false" fo:background-color="#ffffff">
        <style:background-image/>
      </style:paragraph-properties>
      <style:text-properties fo:color="#000000" fo:font-style="normal" style:text-underline-style="none" fo:font-weight="normal" officeooo:rsid="0022f855" officeooo:paragraph-rsid="0022f855" style:font-style-asian="normal" style:font-weight-asian="normal" style:font-style-complex="normal" style:font-weight-complex="normal"/>
    </style:style>
    <style:style style:name="P72" style:family="paragraph" style:parent-style-name="Standard">
      <style:paragraph-properties fo:text-align="start" style:justify-single-word="false" fo:background-color="#ffffff">
        <style:background-image/>
      </style:paragraph-properties>
      <style:text-properties fo:color="#000000" fo:font-style="normal" style:text-underline-style="none" fo:font-weight="normal" officeooo:rsid="0024abd6" officeooo:paragraph-rsid="0022f855" style:font-style-asian="normal" style:font-weight-asian="normal" style:font-style-complex="normal" style:font-weight-complex="normal"/>
    </style:style>
    <style:style style:name="P73" style:family="paragraph" style:parent-style-name="Text_20_body">
      <style:text-properties fo:font-weight="normal"/>
    </style:style>
    <style:style style:name="P74" style:family="paragraph" style:parent-style-name="Preformatted_20_Text">
      <style:text-properties fo:font-size="12pt" style:text-underline-style="none" fo:font-weight="normal" officeooo:rsid="00255534" officeooo:paragraph-rsid="00255534" style:font-size-asian="10.5pt" style:font-weight-asian="normal" style:font-size-complex="12pt" style:font-weight-complex="normal"/>
    </style:style>
    <style:style style:name="P75" style:family="paragraph" style:parent-style-name="Preformatted_20_Text">
      <style:text-properties fo:font-size="12pt" style:text-underline-style="none" fo:font-weight="normal" officeooo:rsid="00278061" officeooo:paragraph-rsid="002c2249" style:font-size-asian="10.5pt" style:font-weight-asian="normal" style:font-size-complex="12pt" style:font-weight-complex="normal"/>
    </style:style>
    <style:style style:name="P76" style:family="paragraph" style:parent-style-name="Preformatted_20_Text">
      <style:text-properties fo:font-size="10pt" style:text-underline-style="none" fo:font-weight="normal" officeooo:rsid="00255534" officeooo:paragraph-rsid="00255534" style:font-size-asian="10pt" style:font-weight-asian="normal" style:font-size-complex="10pt" style:font-weight-complex="normal"/>
    </style:style>
    <style:style style:name="P77" style:family="paragraph" style:parent-style-name="Preformatted_20_Text">
      <style:text-properties fo:font-size="10pt" style:text-underline-style="none" fo:font-weight="normal" officeooo:rsid="0024bba8" officeooo:paragraph-rsid="0024bba8" style:font-size-asian="10pt" style:font-weight-asian="normal" style:font-size-complex="10pt" style:font-weight-complex="normal"/>
    </style:style>
    <style:style style:name="P78" style:family="paragraph" style:parent-style-name="Preformatted_20_Text">
      <style:text-properties fo:font-size="10pt" style:text-underline-style="none" fo:font-weight="normal" officeooo:rsid="0026687c" officeooo:paragraph-rsid="0026687c" style:font-size-asian="10pt" style:font-weight-asian="normal" style:font-size-complex="10pt" style:font-weight-complex="normal"/>
    </style:style>
    <style:style style:name="P79" style:family="paragraph" style:parent-style-name="Preformatted_20_Text">
      <style:text-properties fo:font-size="10pt" style:text-underline-style="none" fo:font-weight="normal" officeooo:rsid="00278061" officeooo:paragraph-rsid="00269e06" style:font-size-asian="10pt" style:font-weight-asian="normal" style:font-size-complex="10pt" style:font-weight-complex="normal"/>
    </style:style>
    <style:style style:name="P80" style:family="paragraph" style:parent-style-name="Preformatted_20_Text">
      <style:text-properties fo:font-size="10pt" style:text-underline-style="none" fo:font-weight="normal" officeooo:rsid="00278061" officeooo:paragraph-rsid="002a6e4b" style:font-size-asian="10pt" style:font-weight-asian="normal" style:font-size-complex="10pt" style:font-weight-complex="normal"/>
    </style:style>
    <style:style style:name="P81" style:family="paragraph" style:parent-style-name="Preformatted_20_Text">
      <style:text-properties fo:font-size="10pt" style:text-underline-style="none" fo:font-weight="normal" officeooo:rsid="00278061" officeooo:paragraph-rsid="002b113a" style:font-size-asian="10pt" style:font-weight-asian="normal" style:font-size-complex="10pt" style:font-weight-complex="normal"/>
    </style:style>
    <style:style style:name="P82" style:family="paragraph" style:parent-style-name="Preformatted_20_Text">
      <style:text-properties fo:font-size="10pt" style:text-underline-style="none" fo:font-weight="normal" officeooo:rsid="00278061" officeooo:paragraph-rsid="002c2249" style:font-size-asian="10pt" style:font-weight-asian="normal" style:font-size-complex="10pt" style:font-weight-complex="normal"/>
    </style:style>
    <style:style style:name="P83" style:family="paragraph" style:parent-style-name="Preformatted_20_Text">
      <style:text-properties fo:font-size="10pt" style:text-underline-style="none" fo:font-weight="normal" officeooo:rsid="0028531b" officeooo:paragraph-rsid="0028531b" style:font-size-asian="10pt" style:font-weight-asian="normal" style:font-size-complex="10pt" style:font-weight-complex="normal"/>
    </style:style>
    <style:style style:name="P84" style:family="paragraph" style:parent-style-name="Preformatted_20_Text">
      <style:text-properties fo:font-size="10pt" fo:font-weight="normal" officeooo:paragraph-rsid="002dfed9" style:font-size-asian="10pt" style:font-weight-asian="normal" style:font-size-complex="10pt" style:font-weight-complex="normal"/>
    </style:style>
    <style:style style:name="P85" style:family="paragraph" style:parent-style-name="Preformatted_20_Text">
      <style:text-properties style:font-name="Liberation Serif1" fo:font-size="12pt" style:text-underline-style="none" fo:font-weight="normal" officeooo:rsid="0028ac84" officeooo:paragraph-rsid="0028531b" style:font-size-asian="10.5pt" style:font-weight-asian="normal" style:font-size-complex="12pt" style:font-weight-complex="normal"/>
    </style:style>
    <style:style style:name="P86" style:family="paragraph" style:parent-style-name="Preformatted_20_Text">
      <style:text-properties fo:font-weight="bold"/>
    </style:style>
    <style:style style:name="P87" style:family="paragraph" style:parent-style-name="Preformatted_20_Text">
      <style:text-properties style:font-name="Liberation Serif" fo:font-size="10pt" style:text-underline-style="none" fo:font-weight="normal" officeooo:rsid="00278061" officeooo:paragraph-rsid="002a6e4b" style:font-size-asian="10pt" style:font-weight-asian="normal" style:font-size-complex="10pt" style:font-weight-complex="normal"/>
    </style:style>
    <style:style style:name="P88" style:family="paragraph" style:parent-style-name="Preformatted_20_Text">
      <style:text-properties style:font-name="Liberation Serif" fo:font-size="12pt" style:text-underline-style="none" fo:font-weight="normal" officeooo:rsid="00278061" officeooo:paragraph-rsid="002c2249" style:font-size-asian="10.5pt" style:font-weight-asian="normal" style:font-size-complex="12pt" style:font-weight-complex="normal"/>
    </style:style>
    <style:style style:name="P89" style:family="paragraph" style:parent-style-name="Preformatted_20_Text">
      <style:text-properties style:font-name="Liberation Serif" fo:font-size="12pt" officeooo:paragraph-rsid="002e697d" style:font-size-asian="10.5pt" style:font-size-complex="12pt"/>
    </style:style>
    <style:style style:name="P90" style:family="paragraph" style:parent-style-name="Preformatted_20_Text">
      <style:text-properties fo:font-weight="normal"/>
    </style:style>
    <style:style style:name="P91" style:family="paragraph" style:parent-style-name="Preformatted_20_Text">
      <style:text-properties officeooo:paragraph-rsid="002dfed9"/>
    </style:style>
    <style:style style:name="P92" style:family="paragraph" style:parent-style-name="Preformatted_20_Text" style:list-style-name="L1">
      <style:paragraph-properties fo:background-color="#ffffff">
        <style:background-image/>
      </style:paragraph-properties>
      <style:text-properties fo:color="#000000" style:text-underline-style="none" fo:font-weight="normal" officeooo:rsid="001d4627" officeooo:paragraph-rsid="001d4627" style:font-weight-asian="normal" style:font-weight-complex="normal"/>
    </style:style>
    <style:style style:name="P93" style:family="paragraph" style:parent-style-name="Preformatted_20_Text">
      <style:paragraph-properties fo:background-color="#ffffff">
        <style:background-image/>
      </style:paragraph-properties>
      <style:text-properties fo:color="#000000" style:text-underline-style="none" fo:font-weight="normal" officeooo:rsid="001f066b" officeooo:paragraph-rsid="001f066b" style:font-weight-asian="normal" style:font-weight-complex="normal"/>
    </style:style>
    <style:style style:name="P94" style:family="paragraph" style:parent-style-name="Preformatted_20_Text">
      <style:paragraph-properties fo:text-align="start" style:justify-single-word="false" fo:background-color="#ffffff">
        <style:background-image/>
      </style:paragraph-properties>
      <style:text-properties fo:color="#000000" style:text-underline-style="none" fo:font-weight="normal" officeooo:rsid="0020338d" officeooo:paragraph-rsid="001f52a6" style:font-weight-asian="normal" style:font-weight-complex="normal"/>
    </style:style>
    <style:style style:name="P95" style:family="paragraph" style:parent-style-name="Preformatted_20_Text">
      <style:paragraph-properties fo:text-align="start" style:justify-single-word="false" fo:background-color="#ffffff">
        <style:background-image/>
      </style:paragraph-properties>
      <style:text-properties fo:color="#000000" style:text-underline-style="none" fo:font-weight="normal" officeooo:rsid="0021049c" officeooo:paragraph-rsid="0021049c" style:font-weight-asian="normal" style:font-weight-complex="normal"/>
    </style:style>
    <style:style style:name="P96" style:family="paragraph" style:parent-style-name="Preformatted_20_Text">
      <style:paragraph-properties fo:text-align="start" style:justify-single-word="false" fo:background-color="#ffffff">
        <style:background-image/>
      </style:paragraph-properties>
      <style:text-properties fo:color="#000000" style:font-name="Liberation Serif" fo:font-size="12pt" style:text-underline-style="none" fo:font-weight="normal" officeooo:rsid="0021049c" officeooo:paragraph-rsid="0021049c" style:font-size-asian="10.5pt" style:font-weight-asian="normal" style:font-size-complex="12pt" style:font-weight-complex="normal"/>
    </style:style>
    <style:style style:name="P97" style:family="paragraph" style:parent-style-name="Preformatted_20_Text">
      <style:paragraph-properties fo:text-align="start" style:justify-single-word="false" fo:background-color="#ffffff">
        <style:background-image/>
      </style:paragraph-properties>
      <style:text-properties fo:color="#000000" style:font-name="Liberation Serif" fo:font-size="12pt" style:text-underline-style="none" fo:font-weight="bold" officeooo:rsid="0022f855" officeooo:paragraph-rsid="0021049c" style:font-size-asian="10.5pt" style:font-weight-asian="bold" style:font-size-complex="12pt" style:font-weight-complex="bold"/>
    </style:style>
    <style:style style:name="P98" style:family="paragraph" style:parent-style-name="Preformatted_20_Text">
      <style:paragraph-properties fo:text-align="start" style:justify-single-word="false" fo:background-color="#ffffff">
        <style:background-image/>
      </style:paragraph-properties>
      <style:text-properties fo:color="#000000" style:font-name="Liberation Serif" fo:font-size="12pt" fo:font-style="normal" style:text-underline-style="none" fo:font-weight="normal" officeooo:rsid="0022f855" officeooo:paragraph-rsid="0021049c" style:font-size-asian="10.5pt" style:font-style-asian="normal" style:font-weight-asian="normal" style:font-size-complex="12pt" style:font-style-complex="normal" style:font-weight-complex="normal"/>
    </style:style>
    <style:style style:name="P99" style:family="paragraph" style:parent-style-name="Preformatted_20_Text">
      <style:paragraph-properties fo:margin-top="0in" fo:margin-bottom="0.1965in" style:contextual-spacing="false"/>
    </style:style>
    <style:style style:name="P100" style:family="paragraph" style:parent-style-name="Preformatted_20_Text">
      <style:paragraph-properties fo:margin-top="0in" fo:margin-bottom="0.1965in" style:contextual-spacing="false"/>
      <style:text-properties fo:font-weight="normal"/>
    </style:style>
    <style:style style:name="P101" style:family="paragraph" style:parent-style-name="Preformatted_20_Text">
      <style:paragraph-properties fo:margin-top="0in" fo:margin-bottom="0.1965in" style:contextual-spacing="false"/>
      <style:text-properties fo:font-weight="normal" officeooo:rsid="00255534" officeooo:paragraph-rsid="00255534" style:font-weight-asian="normal" style:font-weight-complex="normal"/>
    </style:style>
    <style:style style:name="P102" style:family="paragraph" style:parent-style-name="Preformatted_20_Text">
      <style:paragraph-properties fo:margin-top="0in" fo:margin-bottom="0.1965in" style:contextual-spacing="false"/>
      <style:text-properties style:font-name="Liberation Serif1" fo:font-size="12pt" officeooo:rsid="0026042e" officeooo:paragraph-rsid="0026042e" style:font-size-asian="10.5pt" style:font-size-complex="12pt"/>
    </style:style>
    <style:style style:name="P103" style:family="paragraph" style:parent-style-name="Preformatted_20_Text">
      <style:paragraph-properties fo:margin-top="0in" fo:margin-bottom="0.1965in" style:contextual-spacing="false"/>
      <style:text-properties style:font-name="Liberation Serif1" fo:font-size="12pt" fo:font-style="normal" style:text-underline-style="solid" style:text-underline-width="auto" style:text-underline-color="font-color" fo:font-weight="bold" officeooo:rsid="0026687c" officeooo:paragraph-rsid="0026687c" style:font-size-asian="10.5pt" style:font-style-asian="normal" style:font-weight-asian="bold" style:font-size-complex="12pt" style:font-style-complex="normal" style:font-weight-complex="bold"/>
    </style:style>
    <style:style style:name="P104" style:family="paragraph" style:parent-style-name="Preformatted_20_Text">
      <style:paragraph-properties fo:margin-top="0in" fo:margin-bottom="0.1965in" style:contextual-spacing="false"/>
      <style:text-properties style:font-name="Liberation Serif1" fo:font-size="12pt" fo:font-style="normal" style:text-underline-style="none" fo:font-weight="normal" officeooo:rsid="0026687c" officeooo:paragraph-rsid="0026687c" style:font-size-asian="10.5pt" style:font-style-asian="normal" style:font-weight-asian="normal" style:font-size-complex="12pt" style:font-style-complex="normal" style:font-weight-complex="normal"/>
    </style:style>
    <style:style style:name="P105" style:family="paragraph" style:parent-style-name="Preformatted_20_Text">
      <style:paragraph-properties fo:margin-top="0in" fo:margin-bottom="0.1965in" style:contextual-spacing="false"/>
      <style:text-properties style:font-name="Liberation Serif1" fo:font-size="12pt" style:text-underline-style="solid" style:text-underline-width="auto" style:text-underline-color="font-color" fo:font-weight="normal" officeooo:rsid="00269e06" officeooo:paragraph-rsid="00269e06" style:font-size-asian="10.5pt" style:font-weight-asian="normal" style:font-size-complex="12pt" style:font-weight-complex="normal"/>
    </style:style>
    <style:style style:name="P106" style:family="paragraph" style:parent-style-name="Preformatted_20_Text">
      <style:paragraph-properties fo:margin-top="0in" fo:margin-bottom="0.1965in" style:contextual-spacing="false"/>
      <style:text-properties style:font-name="Liberation Serif1" fo:font-size="12pt" style:text-underline-style="solid" style:text-underline-width="auto" style:text-underline-color="font-color" officeooo:rsid="00269e06" officeooo:paragraph-rsid="00269e06" style:font-size-asian="12pt" style:font-size-complex="12pt"/>
    </style:style>
    <style:style style:name="P107" style:family="paragraph" style:parent-style-name="Preformatted_20_Text">
      <style:paragraph-properties fo:margin-top="0in" fo:margin-bottom="0.1965in" style:contextual-spacing="false"/>
      <style:text-properties style:font-name="Liberation Serif1" fo:font-size="12pt" style:text-underline-style="solid" style:text-underline-width="auto" style:text-underline-color="font-color" fo:font-weight="bold" officeooo:rsid="00269e06" officeooo:paragraph-rsid="00269e06" style:font-size-asian="10.5pt" style:font-weight-asian="bold" style:font-size-complex="12pt" style:font-weight-complex="bold"/>
    </style:style>
    <style:style style:name="P108" style:family="paragraph" style:parent-style-name="Preformatted_20_Text">
      <style:paragraph-properties fo:margin-top="0in" fo:margin-bottom="0.1965in" style:contextual-spacing="false"/>
      <style:text-properties style:font-name="Liberation Serif1" fo:font-size="12pt" officeooo:rsid="00269e06" officeooo:paragraph-rsid="00269e06" style:font-size-asian="12pt" style:font-size-complex="12pt"/>
    </style:style>
    <style:style style:name="P109" style:family="paragraph" style:parent-style-name="Preformatted_20_Text">
      <style:paragraph-properties fo:margin-top="0in" fo:margin-bottom="0.1965in" style:contextual-spacing="false"/>
      <style:text-properties style:font-name="DejaVu Sans Mono1" fo:font-size="10pt" fo:font-weight="normal" officeooo:rsid="0026687c" officeooo:paragraph-rsid="0026687c" style:font-size-asian="10pt" style:font-weight-asian="normal" style:font-size-complex="10pt" style:font-weight-complex="normal"/>
    </style:style>
    <style:style style:name="P110" style:family="paragraph" style:parent-style-name="Preformatted_20_Text">
      <style:paragraph-properties fo:margin-top="0in" fo:margin-bottom="0.1965in" style:contextual-spacing="false"/>
      <style:text-properties officeooo:paragraph-rsid="002a6e4b"/>
    </style:style>
    <style:style style:name="P111" style:family="paragraph" style:parent-style-name="Preformatted_20_Text">
      <style:paragraph-properties fo:margin-top="0in" fo:margin-bottom="0.1965in" style:contextual-spacing="false"/>
      <style:text-properties fo:font-size="10pt" officeooo:paragraph-rsid="002a6e4b" style:font-size-asian="10pt" style:font-size-complex="10pt"/>
    </style:style>
    <style:style style:name="P112" style:family="paragraph" style:parent-style-name="Preformatted_20_Text">
      <style:paragraph-properties fo:margin-top="0in" fo:margin-bottom="0.1965in" style:contextual-spacing="false"/>
      <style:text-properties fo:font-weight="bold"/>
    </style:style>
    <style:style style:name="T1" style:family="text">
      <style:text-properties officeooo:rsid="00175b1c"/>
    </style:style>
    <style:style style:name="T2" style:family="text">
      <style:text-properties style:text-underline-style="none" fo:font-weight="normal" officeooo:rsid="001b487c" style:font-weight-asian="normal" style:font-weight-complex="normal"/>
    </style:style>
    <style:style style:name="T3" style:family="text">
      <style:text-properties style:text-underline-style="none" fo:font-weight="normal" officeooo:rsid="001c8af8" style:font-weight-asian="normal" style:font-weight-complex="normal"/>
    </style:style>
    <style:style style:name="T4" style:family="text">
      <style:text-properties style:text-underline-style="none" fo:font-weight="normal" officeooo:rsid="00278061" style:font-weight-asian="normal" style:font-weight-complex="normal"/>
    </style:style>
    <style:style style:name="T5" style:family="text">
      <style:text-properties style:text-underline-style="none" officeooo:rsid="002dfed9"/>
    </style:style>
    <style:style style:name="T6" style:family="text">
      <style:text-properties officeooo:rsid="00188491"/>
    </style:style>
    <style:style style:name="T7" style:family="text">
      <style:text-properties officeooo:rsid="001a69a0"/>
    </style:style>
    <style:style style:name="T8" style:family="text">
      <style:text-properties officeooo:rsid="001b487c"/>
    </style:style>
    <style:style style:name="T9" style:family="text">
      <style:text-properties fo:color="#ff0000" style:text-underline-style="none" fo:font-weight="normal" officeooo:rsid="001b487c" style:font-weight-asian="normal" style:font-weight-complex="normal"/>
    </style:style>
    <style:style style:name="T10" style:family="text">
      <style:text-properties fo:color="#000000" style:text-underline-style="none" fo:font-weight="normal" officeooo:rsid="001c8af8" style:font-weight-asian="normal" style:font-weight-complex="normal"/>
    </style:style>
    <style:style style:name="T11" style:family="text">
      <style:text-properties fo:color="#000000" style:text-underline-style="none" fo:font-weight="normal" officeooo:rsid="001d4627" style:font-weight-asian="normal" style:font-weight-complex="normal"/>
    </style:style>
    <style:style style:name="T12" style:family="text">
      <style:text-properties fo:color="#000000" style:font-name="DejaVu Sans Mono" fo:font-size="10pt" style:text-underline-style="none" officeooo:rsid="001d4627" style:font-size-asian="10pt" style:font-weight-asian="bold" style:font-size-complex="10pt" style:font-weight-complex="bold"/>
    </style:style>
    <style:style style:name="T13" style:family="text">
      <style:text-properties fo:color="#000000" fo:font-size="10pt" style:text-underline-style="none" officeooo:rsid="001d4627" style:font-size-asian="10pt" style:font-weight-asian="bold" style:font-size-complex="10pt" style:font-weight-complex="bold"/>
    </style:style>
    <style:style style:name="T14" style:family="text">
      <style:text-properties officeooo:rsid="001d4627"/>
    </style:style>
    <style:style style:name="T15" style:family="text">
      <style:text-properties fo:font-weight="bold"/>
    </style:style>
    <style:style style:name="T16" style:family="text">
      <style:text-properties fo:font-weight="bold" officeooo:rsid="001d4627"/>
    </style:style>
    <style:style style:name="T17" style:family="text">
      <style:text-properties fo:font-weight="bold" style:font-weight-asian="bold" style:font-weight-complex="bold"/>
    </style:style>
    <style:style style:name="T18" style:family="text">
      <style:text-properties fo:font-weight="bold" officeooo:rsid="001d4627" style:font-weight-asian="bold" style:font-weight-complex="bold"/>
    </style:style>
    <style:style style:name="T19" style:family="text">
      <style:text-properties fo:font-weight="bold" officeooo:rsid="001d6cd7" style:font-weight-asian="bold" style:font-weight-complex="bold"/>
    </style:style>
    <style:style style:name="T20" style:family="text">
      <style:text-properties fo:font-weight="bold" officeooo:rsid="0022f855" style:font-weight-asian="bold" style:font-weight-complex="bold"/>
    </style:style>
    <style:style style:name="T21" style:family="text">
      <style:text-properties fo:font-weight="bold" officeooo:rsid="0026687c" style:font-weight-asian="bold" style:font-weight-complex="bold"/>
    </style:style>
    <style:style style:name="T22" style:family="text">
      <style:text-properties fo:font-weight="bold" officeooo:rsid="00269e06" style:font-weight-asian="bold" style:font-weight-complex="bold"/>
    </style:style>
    <style:style style:name="T23" style:family="text">
      <style:text-properties fo:font-weight="bold" officeooo:rsid="002dfed9" style:font-weight-asian="bold" style:font-weight-complex="bold"/>
    </style:style>
    <style:style style:name="T24" style:family="text">
      <style:text-properties fo:font-weight="bold" officeooo:rsid="001f52a6"/>
    </style:style>
    <style:style style:name="T25" style:family="text">
      <style:text-properties fo:font-weight="bold" officeooo:rsid="0020338d"/>
    </style:style>
    <style:style style:name="T26" style:family="text">
      <style:text-properties fo:font-weight="bold" officeooo:rsid="0026687c"/>
    </style:style>
    <style:style style:name="T27" style:family="text">
      <style:text-properties fo:font-weight="bold" officeooo:rsid="002c2249"/>
    </style:style>
    <style:style style:name="T28" style:family="text">
      <style:text-properties fo:font-style="italic" style:text-underline-style="solid" style:text-underline-width="auto" style:text-underline-color="font-color" fo:font-weight="normal" officeooo:rsid="0022f855" style:font-style-asian="italic" style:font-weight-asian="normal" style:font-style-complex="italic" style:font-weight-complex="normal"/>
    </style:style>
    <style:style style:name="T29" style:family="text">
      <style:text-properties fo:font-style="italic" fo:font-weight="bold"/>
    </style:style>
    <style:style style:name="T30" style:family="text">
      <style:text-properties fo:font-style="italic" fo:font-weight="bold" officeooo:rsid="002a6e4b"/>
    </style:style>
    <style:style style:name="T31" style:family="text">
      <style:text-properties fo:font-style="italic" fo:font-weight="bold" officeooo:rsid="002c2249"/>
    </style:style>
    <style:style style:name="T32" style:family="text">
      <style:text-properties officeooo:rsid="001f066b"/>
    </style:style>
    <style:style style:name="T33" style:family="text">
      <style:text-properties officeooo:rsid="001f52a6"/>
    </style:style>
    <style:style style:name="T34" style:family="text">
      <style:text-properties fo:font-size="10pt" officeooo:rsid="002c2249" style:font-size-asian="10pt" style:font-size-complex="10pt"/>
    </style:style>
    <style:style style:name="T35" style:family="text">
      <style:text-properties fo:font-size="10pt" style:text-underline-style="none" fo:font-weight="normal" officeooo:rsid="002a6e4b" style:font-size-asian="10pt" style:font-weight-asian="normal" style:font-size-complex="10pt" style:font-weight-complex="normal"/>
    </style:style>
    <style:style style:name="T36" style:family="text">
      <style:text-properties style:font-name="DejaVu Sans Mono" fo:font-size="10pt" officeooo:rsid="001f52a6" style:font-size-asian="10pt" style:font-size-complex="10pt"/>
    </style:style>
    <style:style style:name="T37" style:family="text">
      <style:text-properties style:font-name="Liberation Serif" fo:font-size="12pt" officeooo:rsid="0021049c" style:font-size-asian="10.5pt" style:font-size-complex="12pt"/>
    </style:style>
    <style:style style:name="T38" style:family="text">
      <style:text-properties style:font-name="Liberation Serif" fo:font-size="12pt" officeooo:rsid="0022f855" style:font-size-asian="10.5pt" style:font-size-complex="12pt"/>
    </style:style>
    <style:style style:name="T39" style:family="text">
      <style:text-properties style:text-underline-style="solid" style:text-underline-width="auto" style:text-underline-color="font-color" officeooo:rsid="0026687c"/>
    </style:style>
    <style:style style:name="T40" style:family="text">
      <style:text-properties officeooo:rsid="0020338d"/>
    </style:style>
    <style:style style:name="T41" style:family="text">
      <style:text-properties officeooo:rsid="0022f855"/>
    </style:style>
    <style:style style:name="T42" style:family="text">
      <style:text-properties officeooo:rsid="0024abd6"/>
    </style:style>
    <style:style style:name="T43" style:family="text">
      <style:text-properties officeooo:rsid="0024bba8"/>
    </style:style>
    <style:style style:name="T44" style:family="text">
      <style:text-properties officeooo:rsid="00255534"/>
    </style:style>
    <style:style style:name="T45" style:family="text">
      <style:text-properties style:font-name="Liberation Serif1" officeooo:rsid="00255534"/>
    </style:style>
    <style:style style:name="T46" style:family="text">
      <style:text-properties style:font-name="Liberation Serif1" fo:font-size="12pt" fo:font-weight="normal" officeooo:rsid="00269e06" style:font-size-asian="10.5pt" style:font-weight-asian="normal" style:font-size-complex="12pt" style:font-weight-complex="normal"/>
    </style:style>
    <style:style style:name="T47" style:family="text">
      <style:text-properties style:font-name="Liberation Serif1" fo:font-size="12pt" officeooo:rsid="00269e06" style:font-size-asian="12pt" style:font-size-complex="12pt"/>
    </style:style>
    <style:style style:name="T48" style:family="text">
      <style:text-properties style:font-name="Liberation Serif1" fo:font-size="12pt" fo:font-weight="bold" officeooo:rsid="00269e06" style:font-size-asian="12pt" style:font-size-complex="12pt"/>
    </style:style>
    <style:style style:name="T49" style:family="text">
      <style:text-properties style:font-name="Liberation Serif1" fo:font-size="12pt" officeooo:rsid="0026687c" style:font-size-asian="10.5pt" style:font-size-complex="12pt"/>
    </style:style>
    <style:style style:name="T50" style:family="text">
      <style:text-properties style:font-name="Liberation Serif1" fo:font-size="12pt" officeooo:rsid="0028531b" style:font-size-asian="10.5pt" style:font-size-complex="12pt"/>
    </style:style>
    <style:style style:name="T51" style:family="text">
      <style:text-properties style:font-name="Liberation Serif1" fo:font-size="12pt" officeooo:rsid="0028ac84" style:font-size-asian="10.5pt" style:font-size-complex="12pt"/>
    </style:style>
    <style:style style:name="T52" style:family="text">
      <style:text-properties officeooo:rsid="0026042e"/>
    </style:style>
    <style:style style:name="T53" style:family="text">
      <style:text-properties officeooo:rsid="0026687c"/>
    </style:style>
    <style:style style:name="T54" style:family="text">
      <style:text-properties officeooo:rsid="00269e06"/>
    </style:style>
    <style:style style:name="T55" style:family="text">
      <style:text-properties officeooo:rsid="00278061"/>
    </style:style>
    <style:style style:name="T56" style:family="text">
      <style:text-properties officeooo:rsid="0028531b"/>
    </style:style>
    <style:style style:name="T57" style:family="text">
      <style:text-properties officeooo:rsid="002a6e4b"/>
    </style:style>
    <style:style style:name="T58" style:family="text">
      <style:text-properties fo:font-size="12pt" style:text-underline-style="none" fo:font-weight="normal" officeooo:rsid="002a6e4b" style:font-size-asian="10.5pt" style:font-weight-asian="normal" style:font-size-complex="12pt" style:font-weight-complex="normal"/>
    </style:style>
    <style:style style:name="T59" style:family="text">
      <style:text-properties fo:font-size="12pt" style:text-underline-style="none" fo:font-weight="normal" officeooo:rsid="002b113a" style:font-size-asian="10.5pt" style:font-weight-asian="normal" style:font-size-complex="12pt" style:font-weight-complex="normal"/>
    </style:style>
    <style:style style:name="T60" style:family="text">
      <style:text-properties fo:font-size="12pt" style:text-underline-style="none" fo:font-weight="normal" officeooo:rsid="002c2249" style:font-size-asian="10.5pt" style:font-weight-asian="normal" style:font-size-complex="12pt" style:font-weight-complex="normal"/>
    </style:style>
    <style:style style:name="T61" style:family="text">
      <style:text-properties fo:font-size="12pt" style:text-underline-style="none" fo:font-weight="normal" officeooo:rsid="002dfed9" style:font-size-asian="10.5pt" style:font-weight-asian="normal" style:font-size-complex="12pt" style:font-weight-complex="normal"/>
    </style:style>
    <style:style style:name="T62" style:family="text">
      <style:text-properties fo:font-size="12pt" style:text-underline-style="none" fo:font-weight="bold" officeooo:rsid="002a6e4b" style:font-size-asian="10.5pt" style:font-weight-asian="normal" style:font-size-complex="12pt" style:font-weight-complex="normal"/>
    </style:style>
    <style:style style:name="T63" style:family="text">
      <style:text-properties fo:font-size="12pt" style:text-underline-style="none" fo:font-weight="bold" officeooo:rsid="002c2249" style:font-size-asian="10.5pt" style:font-weight-asian="normal" style:font-size-complex="12pt" style:font-weight-complex="normal"/>
    </style:style>
    <style:style style:name="T64" style:family="text">
      <style:text-properties fo:font-size="12pt" style:text-underline-style="none" officeooo:rsid="002c2249" style:font-size-asian="10.5pt" style:font-weight-asian="normal" style:font-size-complex="12pt" style:font-weight-complex="normal"/>
    </style:style>
    <style:style style:name="T65" style:family="text">
      <style:text-properties fo:font-size="12pt" style:text-underline-style="none" officeooo:rsid="002c2249" style:font-size-asian="10.5pt" style:font-size-complex="12pt"/>
    </style:style>
    <style:style style:name="T66" style:family="text">
      <style:text-properties fo:font-size="12pt" style:text-underline-style="none" officeooo:rsid="002dfed9" style:font-size-asian="10.5pt" style:font-size-complex="12pt"/>
    </style:style>
    <style:style style:name="T67" style:family="text">
      <style:text-properties fo:font-size="12pt" style:text-underline-style="solid" style:text-underline-width="auto" style:text-underline-color="font-color" officeooo:rsid="002a6e4b" style:font-size-asian="10.5pt" style:font-size-complex="12pt"/>
    </style:style>
    <style:style style:name="T68" style:family="text">
      <style:text-properties fo:font-size="12pt" officeooo:rsid="002a6e4b" style:font-size-asian="10.5pt" style:font-size-complex="12pt"/>
    </style:style>
    <style:style style:name="T69" style:family="text">
      <style:text-properties fo:font-size="12pt" fo:font-style="italic" style:text-underline-style="none" fo:font-weight="bold" officeooo:rsid="002c2249" style:font-size-asian="10.5pt" style:font-weight-asian="normal" style:font-size-complex="12pt" style:font-weight-complex="normal"/>
    </style:style>
    <style:style style:name="T70" style:family="text">
      <style:text-properties officeooo:rsid="002b113a"/>
    </style:style>
    <style:style style:name="T71" style:family="text">
      <style:text-properties officeooo:rsid="002c2249"/>
    </style:style>
    <style:style style:name="T72" style:family="text">
      <style:text-properties style:font-name="DejaVu Sans" fo:font-size="10pt" officeooo:rsid="002c2249" style:font-size-asian="10pt" style:font-size-complex="10pt"/>
    </style:style>
    <style:style style:name="T73" style:family="text">
      <style:text-properties officeooo:rsid="002dfed9"/>
    </style:style>
    <style:style style:name="T74" style:family="text">
      <style:text-properties officeooo:rsid="002e697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SETTING UP DIFFERENT SERVERS IN FEDORA 18</text:p>
      <text:p text:style-name="P33"/>
      <text:p text:style-name="P39">Setting up DNS(BIND)</text:p>
      <text:p text:style-name="P33">DNS(Domain Name System) provides a naming resolution making it easy for human us human beings to use the internet and other tasks, in other words it helps in interpreting the IP(Internet Protocol) addresses to names that can easily be known.</text:p>
      <text:p text:style-name="P32"><text:span text:style-name="T1">Below are the steps </text:span><text:span text:style-name="T6">necessary to configure your own DNS to assist in internal</text:span><text:span text:style-name="T1"> </text:span><text:span text:style-name="T6">name resolution as well; as provide a caching service for </text:span><text:span text:style-name="T7">external domains.</text:span></text:p>
      <text:p text:style-name="P34">This is where you use the static IP. We have both static and dynamic DNS.</text:p>
      <text:p text:style-name="P34"/>
      <text:p text:style-name="P35">i.)Initial configuration.</text:p>
      <text:p text:style-name="P36"><text:span text:style-name="T2">For a Linux host to use DNS, the system resolver must be told which name servers to use,an information that is stored in the </text:span><text:span text:style-name="T9">/etc/resolv.conf</text:span><text:span text:style-name="T2"> file. </text:span><text:span text:style-name="T8">As with any configuration, we should always backup the original configuration file before editing it.</text:span><text:span text:style-name="T2"> This is done by </text:span><text:span text:style-name="T3">typing the following command as the root;</text:span></text:p>
      <text:p text:style-name="P17">cp /etc/resolv.conf /etc/resolv.conf.original</text:p>
      <text:p text:style-name="P19">and then edit using an editor of your choice such as vi or an improved version of vi which is vim or even gedit. In case you choose to use vim then you type;</text:p>
      <text:p text:style-name="P18">vim /etc/resolv.conf</text:p>
      <text:p text:style-name="P19"/>
      <text:p text:style-name="P19">You then configure the primary DNS using the following server details;</text:p>
      <text:p text:style-name="P15"><text:span text:style-name="T10">Operating System <text:s text:c="2"/>: Fedora 18 </text:span><text:span text:style-name="T11">32 bit</text:span></text:p>
      <text:p text:style-name="P16"><text:span text:style-name="T11">Hostname <text:s text:c="15"/>:</text:span><text:span text:style-name="T13"> </text:span><text:span text:style-name="T12">masterdns.faithqueen.co.ke</text:span></text:p>
      <text:p text:style-name="P20">IP Address <text:s text:c="14"/>: <text:span text:style-name="T17">192.168.0.170</text:span></text:p>
      <text:p text:style-name="P20"/>
      <text:list xml:id="list4445833991" text:style-name="L1">
        <text:list-item>
          <text:p text:style-name="P63">Install bind in your system;</text:p>
          <text:p text:style-name="P92">[root@masterdns ~]# yum install bind* -y</text:p>
        </text:list-item>
        <text:list-item>
          <text:p text:style-name="P63">The main configuration of the DNS will look like below. Edit and add the entries which are marked as bold in this configuration files. </text:p>
          <text:p text:style-name="P63"/>
        </text:list-item>
      </text:list>
      <text:p text:style-name="Preformatted_20_Text"/>
      <text:p text:style-name="Preformatted_20_Text"/>
      <text:p text:style-name="Preformatted_20_Text"/>
      <text:p text:style-name="Preformatted_20_Text"/>
      <text:p text:style-name="Preformatted_20_Text">[root@masterdns ~]# vi<text:span text:style-name="T14">m</text:span> /etc/named.conf </text:p>
      <text:p text:style-name="Preformatted_20_Text">//</text:p>
      <text:p text:style-name="P4">// named.conf</text:p>
      <text:p text:style-name="Preformatted_20_Text">//</text:p>
      <text:p text:style-name="Preformatted_20_Text">// Provided by Red Hat bind package to configure the ISC BIND named(8) DNS</text:p>
      <text:p text:style-name="Preformatted_20_Text">// server as a caching only nameserver (as a localhost DNS resolver only).</text:p>
      <text:p text:style-name="Preformatted_20_Text">//</text:p>
      <text:p text:style-name="Preformatted_20_Text">// See /usr/share/doc/bind*/sample/ for example named configuration files.</text:p>
      <text:p text:style-name="Preformatted_20_Text">//</text:p>
      <text:p text:style-name="Preformatted_20_Text">options {</text:p>
      <text:p text:style-name="Preformatted_20_Text"><text:s text:c="8"/>listen-on port 53 { <text:span text:style-name="T15">192.168.</text:span><text:span text:style-name="T16">0.170</text:span><text:span text:style-name="T15">;</text:span>}; <text:s text:c="21"/><text:span text:style-name="T15">## Master DNS ##</text:span></text:p>
      <text:p text:style-name="Preformatted_20_Text"><text:s text:c="8"/>listen-on-v6 port 53 { ::1; };</text:p>
      <text:p text:style-name="Preformatted_20_Text"><text:s text:c="8"/>directory <text:s text:c="6"/>"/var/named";</text:p>
      <text:p text:style-name="Preformatted_20_Text"><text:s text:c="8"/>dump-file <text:s text:c="6"/>"/var/named/data/cache_dump.db";</text:p>
      <text:p text:style-name="Preformatted_20_Text">        statistics-file "/var/named/data/named_stats.txt";</text:p>
      <text:p text:style-name="Preformatted_20_Text">        memstatistics-file "/var/named/data/named_mem_stats.txt";</text:p>
      <text:p text:style-name="P4"><text:s text:c="8"/>allow-query     { localhost; <text:span text:style-name="T15">192.168.</text:span><text:span text:style-name="T16">0</text:span><text:span text:style-name="T15">.</text:span><text:span text:style-name="T16">170</text:span><text:span text:style-name="T15">;</text:span> }; <text:s/><text:span text:style-name="T15">## Slave DNS IP ##</text:span> <text:s text:c="32"/></text:p>
      <text:p text:style-name="P4"><text:s text:c="8"/>recursion yes;</text:p>
      <text:p text:style-name="Preformatted_20_Text"><text:soft-page-break/><text:s text:c="8"/>dnssec-enable yes;</text:p>
      <text:p text:style-name="Preformatted_20_Text"><text:s text:c="8"/>dnssec-validation yes;</text:p>
      <text:p text:style-name="Preformatted_20_Text"><text:s text:c="8"/>dnssec-lookaside auto;</text:p>
      <text:p text:style-name="Preformatted_20_Text"><text:s text:c="8"/>/* Path to ISC DLV key */</text:p>
      <text:p text:style-name="Preformatted_20_Text"><text:s text:c="8"/>bindkeys-file "/etc/named.iscdlv.key";</text:p>
      <text:p text:style-name="Preformatted_20_Text"><text:s text:c="8"/>managed-keys-directory "/var/named/dynamic";</text:p>
      <text:p text:style-name="Preformatted_20_Text">};</text:p>
      <text:p text:style-name="Preformatted_20_Text">logging {</text:p>
      <text:p text:style-name="Preformatted_20_Text">        channel default_debug {</text:p>
      <text:p text:style-name="Preformatted_20_Text">                file "data/named.run";</text:p>
      <text:p text:style-name="Preformatted_20_Text">                severity dynamic;</text:p>
      <text:p text:style-name="Preformatted_20_Text">        };</text:p>
      <text:p text:style-name="Preformatted_20_Text">};</text:p>
      <text:p text:style-name="Preformatted_20_Text">zone "." IN {</text:p>
      <text:p text:style-name="Preformatted_20_Text"><text:s text:c="8"/>type hint;</text:p>
      <text:p text:style-name="Preformatted_20_Text"><text:s text:c="8"/>file "named.ca";</text:p>
      <text:p text:style-name="Preformatted_20_Text">};</text:p>
      <text:p text:style-name="P1">zone <text:s text:c="3"/>"<text:span text:style-name="T14">faithqueen</text:span>.co.<text:span text:style-name="T14">ke</text:span>" IN {</text:p>
      <text:p text:style-name="Preformatted_20_Text"><text:s text:c="8"/><text:span text:style-name="T15">type master;</text:span></text:p>
      <text:p text:style-name="P2"><text:s text:c="8"/><text:span text:style-name="T15">file "fwd.</text:span><text:span text:style-name="T16">faithqueen</text:span><text:span text:style-name="T15">.co.</text:span><text:span text:style-name="T16">ke</text:span><text:span text:style-name="T15">";</text:span></text:p>
      <text:p text:style-name="Preformatted_20_Text"><text:s text:c="8"/><text:span text:style-name="T15">allow-update { none; };</text:span></text:p>
      <text:p text:style-name="P1">};</text:p>
      <text:p text:style-name="P1">zone <text:s text:c="3"/>"<text:span text:style-name="T14">0</text:span>.168.192.in-addr.arpa" IN {</text:p>
      <text:p text:style-name="Preformatted_20_Text"><text:s text:c="8"/><text:span text:style-name="T15">type master;</text:span></text:p>
      <text:p text:style-name="P2"><text:s text:c="8"/><text:span text:style-name="T15">file "rev.</text:span><text:span text:style-name="T16">faithqueen</text:span><text:span text:style-name="T15">.co.</text:span><text:span text:style-name="T16">ke</text:span><text:span text:style-name="T15">";</text:span></text:p>
      <text:p text:style-name="Preformatted_20_Text"><text:s text:c="8"/><text:span text:style-name="T15">allow-update { none; };</text:span></text:p>
      <text:p text:style-name="P1">};</text:p>
      <text:p text:style-name="Preformatted_20_Text">include "/etc/named.rfc1912.zones";</text:p>
      <text:p text:style-name="P8">include "/etc/named.root.key";</text:p>
      <text:p text:style-name="P23">ii.) Creating Zone files</text:p>
      <text:h text:style-name="P26" text:outline-level="4">Create Forward Zone</text:h>
      <text:p text:style-name="P42">Create ‘<text:span text:style-name="T15">fwd.</text:span><text:span text:style-name="T16">faithqueen</text:span><text:span text:style-name="T15">.co.</text:span><text:span text:style-name="T16">ke </text:span><text:span text:style-name="T15">’</text:span> file in the ‘<text:span text:style-name="T15">/var/named’</text:span> directory and add the entries for forward zone as shown below.</text:p>
      <text:p text:style-name="P2">[root@masterdns ~]# vi /var/named/fwd.<text:span text:style-name="T16">faithqueen</text:span><text:span text:style-name="T15">.co.</text:span><text:span text:style-name="T16">ke</text:span></text:p>
      <text:p text:style-name="Preformatted_20_Text">$TTL 86400</text:p>
      <text:p text:style-name="P2">@   IN  SOA     masterdns.<text:span text:style-name="T16">faithqueen</text:span><text:span text:style-name="T15">.co.</text:span><text:span text:style-name="T16">ke</text:span> root.<text:span text:style-name="T16">faithqueen</text:span><text:span text:style-name="T15">.co.</text:span><text:span text:style-name="T16">ke</text:span>. (</text:p>
      <text:p text:style-name="Preformatted_20_Text">        20   <text:s text:c="10"/>;Serial</text:p>
      <text:p text:style-name="Preformatted_20_Text">        3600         <text:s text:c="2"/>;Refresh</text:p>
      <text:p text:style-name="Preformatted_20_Text">        1800         <text:s text:c="2"/>;Retry</text:p>
      <text:p text:style-name="Preformatted_20_Text">        604800       <text:s text:c="2"/>;Expire</text:p>
      <text:p text:style-name="Preformatted_20_Text">        86400       <text:s text:c="3"/>;Minimum TTL</text:p>
      <text:p text:style-name="Preformatted_20_Text">)</text:p>
      <text:p text:style-name="P2">@ <text:s text:c="12"/>IN  NS   <text:s/>masterdns.<text:span text:style-name="T18">faithqueen</text:span><text:span text:style-name="T17">.co.</text:span><text:span text:style-name="T18">ke</text:span><text:span text:style-name="T17">.</text:span></text:p>
      <text:p text:style-name="P6">@ <text:s text:c="12"/>IN  NS <text:s text:c="2"/> slavedns.<text:span text:style-name="T18">faithqueen</text:span><text:span text:style-name="T17">.co.</text:span><text:span text:style-name="T18">ke</text:span>. </text:p>
      <text:p text:style-name="P6"><text:s text:c="14"/><text:span text:style-name="T44">MX</text:span> <text:s text:c="2"/><text:span text:style-name="T44">1</text:span> <text:s text:c="3"/><text:span text:style-name="T44">mail</text:span></text:p>
      <text:p text:style-name="Preformatted_20_Text">masterdns     IN  A     <text:span text:style-name="T17">192.168.</text:span><text:span text:style-name="T18">0</text:span><text:span text:style-name="T17">.</text:span><text:span text:style-name="T18">170</text:span></text:p>
      <text:p text:style-name="P8">slavedns <text:s text:c="5"/>IN <text:s/>A <text:s text:c="4"/><text:span text:style-name="T17">192.168.</text:span><text:span text:style-name="T18">0</text:span><text:span text:style-name="T17">.</text:span><text:span text:style-name="T18">170</text:span></text:p>
      <text:p text:style-name="P101">ftp <text:s text:c="10"/>CNAME <text:s text:c="4"/>masterdns</text:p>
      <text:p text:style-name="P101">www <text:s text:c="10"/>CNAME <text:s text:c="4"/>masterdns</text:p>
      <text:h text:style-name="P25" text:outline-level="4"><text:soft-page-break/></text:h>
      <text:p text:style-name="P27"/>
      <text:p text:style-name="P27"/>
      <text:h text:style-name="P26" text:outline-level="4">Create Reverse Zone</text:h>
      <text:p text:style-name="Text_20_body">Create ‘<text:span text:style-name="T15">rev.ostechnix.com’</text:span> file in the ‘<text:span text:style-name="T15">/var/named’</text:span> directory and add the entries for reverse zone as shown below.</text:p>
      <text:p text:style-name="P3">[root@masterdns ~]# vi /var/named/rev.<text:span text:style-name="T18">faithqueen</text:span><text:span text:style-name="T17">.co.</text:span><text:span text:style-name="T18">ke</text:span><text:span text:style-name="T17">.</text:span></text:p>
      <text:p text:style-name="Preformatted_20_Text">$TTL 86400</text:p>
      <text:p text:style-name="P3">@   IN  SOA     masterdns.<text:span text:style-name="T18">faithqueen</text:span><text:span text:style-name="T17">.co.</text:span><text:span text:style-name="T18">ke</text:span><text:span text:style-name="T17">.</text:span> root.<text:span text:style-name="T18">faithqueen</text:span><text:span text:style-name="T17">.co.</text:span><text:span text:style-name="T18">ke</text:span><text:span text:style-name="T17">.</text:span> (</text:p>
      <text:p text:style-name="Preformatted_20_Text">        20 <text:s text:c="7"/> ;Serial</text:p>
      <text:p text:style-name="Preformatted_20_Text">        3600        ;Refresh</text:p>
      <text:p text:style-name="Preformatted_20_Text">        1800        ;Retry</text:p>
      <text:p text:style-name="Preformatted_20_Text">        604800      ;Expire</text:p>
      <text:p text:style-name="Preformatted_20_Text">        86400       ;Minimum TTL</text:p>
      <text:p text:style-name="Preformatted_20_Text">)</text:p>
      <text:p text:style-name="P3">@ <text:s text:c="13"/>IN  NS     <text:s text:c="5"/>masterdns.<text:span text:style-name="T18">faithqueen</text:span><text:span text:style-name="T17">.co.</text:span><text:span text:style-name="T18">ke</text:span><text:span text:style-name="T17">.</text:span></text:p>
      <text:p text:style-name="P3">@ <text:s text:c="13"/>IN  NS       <text:s text:c="3"/>slavedns.<text:span text:style-name="T18">faithqueen</text:span><text:span text:style-name="T17">.co.</text:span><text:span text:style-name="T18">ke</text:span><text:span text:style-name="T17">.</text:span></text:p>
      <text:p text:style-name="Preformatted_20_Text">masterdns <text:s text:c="5"/>IN  A   <text:s text:c="8"/><text:span text:style-name="T17">192.168.</text:span><text:span text:style-name="T19">0</text:span><text:span text:style-name="T17">.</text:span><text:span text:style-name="T19">17</text:span><text:span text:style-name="T17">0</text:span></text:p>
      <text:p text:style-name="Preformatted_20_Text">slavedns <text:s text:c="6"/>IN  A   <text:s text:c="8"/><text:span text:style-name="T17">192.168.</text:span><text:span text:style-name="T19">0</text:span><text:span text:style-name="T17">.</text:span><text:span text:style-name="T19">170</text:span></text:p>
      <text:p text:style-name="P3"><text:span text:style-name="T19">170</text:span>    <text:s text:c="8"/>IN  PTR     <text:s text:c="4"/>masterdns.<text:span text:style-name="T18">faithqueen</text:span><text:span text:style-name="T17">.co.</text:span><text:span text:style-name="T18">ke</text:span><text:span text:style-name="T17">.</text:span></text:p>
      <text:p text:style-name="P3"><text:span text:style-name="T19">170</text:span> <text:s text:c="11"/>IN  PTR <text:s text:c="3"/>    <text:s/>slavedns.<text:span text:style-name="T18">faithqueen</text:span><text:span text:style-name="T17">.co.</text:span><text:span text:style-name="T18">ke</text:span><text:span text:style-name="T17">.</text:span></text:p>
      <text:p text:style-name="P20"/>
      <text:p text:style-name="P66">iii.) Start the bind service</text:p>
      <text:p text:style-name="P93"/>
      <text:p text:style-name="P93"><text:s text:c="2"/>[root@masterdns ~]# service named start</text:p>
      <text:p text:style-name="P64">Then check the configuration of the bind using;</text:p>
      <text:p text:style-name="P21"><text:span text:style-name="T32"><text:s text:c="3"/></text:span><text:span text:style-name="T33">[root@masterdns ~]#</text:span><text:span text:style-name="T36"> chkconfig named on</text:span></text:p>
      <text:p text:style-name="P68"/>
      <text:p text:style-name="P69">iv.) Allow DNS Server through iptables.</text:p>
      <text:p text:style-name="P22"><text:span text:style-name="T24">iptables</text:span><text:span text:style-name="T33"> are the tables provided by the </text:span><text:span text:style-name="T40">Linux kernel firewall and the chains and rules it stores. It is used to set up,maintain and inspect the tables of IP packet filter rules in the linux kernel.</text:span></text:p>
      <text:p text:style-name="P22"><text:span text:style-name="T40">Add the lines shown in bold letters in ‘</text:span><text:span text:style-name="T25">/etc/sysconfig/iptables’</text:span><text:span text:style-name="T40"> file. This will allow all clients to access the DNS server.</text:span></text:p>
      <text:p text:style-name="P65"/>
      <text:p text:style-name="P94">[root@masterdns ~]# vi /etc/sysconfig/iptables</text:p>
      <text:p text:style-name="Preformatted_20_Text"># Firewall configuration written by system-config-firewall</text:p>
      <text:p text:style-name="Preformatted_20_Text"># Manual customization of this file is not recommended.</text:p>
      <text:p text:style-name="Preformatted_20_Text">*filter</text:p>
      <text:p text:style-name="Preformatted_20_Text">:INPUT ACCEPT [0:0]</text:p>
      <text:p text:style-name="Preformatted_20_Text">:FORWARD ACCEPT [0:0]</text:p>
      <text:p text:style-name="Preformatted_20_Text">:OUTPUT ACCEPT [0:0]</text:p>
      <text:p text:style-name="P1">-A INPUT -p udp -m state --state NEW --dport 53 -j ACCEPT</text:p>
      <text:p text:style-name="P1">-A INPUT -p tcp -m state --state NEW --dport 53 -j ACCEPT</text:p>
      <text:p text:style-name="Preformatted_20_Text">-A INPUT -m state --state ESTABLISHED,RELATED -j ACCEPT</text:p>
      <text:p text:style-name="Preformatted_20_Text">-A INPUT -p icmp -j ACCEPT</text:p>
      <text:p text:style-name="Preformatted_20_Text">-A INPUT -i lo -j ACCEPT</text:p>
      <text:p text:style-name="Preformatted_20_Text">-A INPUT -m state --state NEW -m tcp -p tcp --dport 22 -j ACCEPT</text:p>
      <text:p text:style-name="Preformatted_20_Text">-A INPUT -j REJECT --reject-with icmp-host-prohibited</text:p>
      <text:p text:style-name="Preformatted_20_Text">-A FORWARD -j REJECT --reject-with icmp-host-prohibited</text:p>
      <text:p text:style-name="P8">COMMIT</text:p>
      <text:p text:style-name="P67"><text:soft-page-break/>v.) Restart the iptables</text:p>
      <text:p text:style-name="P95"/>
      <text:p text:style-name="P95">[root@masterdns ~]# service iptables restart</text:p>
      <text:p text:style-name="P96"/>
      <text:p text:style-name="P96"/>
      <text:p text:style-name="P28"><text:span text:style-name="T37">vi.) </text:span><text:span text:style-name="T38">Test syntax errors of DNS configuration and zone files</text:span></text:p>
      <text:p text:style-name="P97"/>
      <text:p text:style-name="P29"><text:span text:style-name="T41"><text:s/></text:span><text:span text:style-name="T28">Check DNS config file</text:span></text:p>
      <text:p text:style-name="P98"/>
      <text:p text:style-name="P95">root@masterdns ~]# named-checkconf /etc/named.conf </text:p>
      <text:p text:style-name="P8">[root@masterdns ~]# named-checkconf /etc/named.rfc1912.zones</text:p>
      <text:p text:style-name="P70">Check zone files</text:p>
      <text:p text:style-name="P30"><text:span text:style-name="T41">[root@masterdns ~]# named-checkzone </text:span><text:span text:style-name="T20">faithqueen.co.ke </text:span><text:span text:style-name="T41">/var/named/fwd.</text:span><text:span text:style-name="T20">faithqueen.co.ke</text:span></text:p>
      <text:p text:style-name="P30"><text:span text:style-name="T41">[root@masterdns ~]# named-checkzone </text:span><text:span text:style-name="T20">faithqueen.co.ke</text:span><text:span text:style-name="T41"> /var/named/rev.</text:span><text:span text:style-name="T20">faithqueen.co.ke</text:span></text:p>
      <text:p text:style-name="P71"/>
      <text:p text:style-name="P24"><text:span text:style-name="T42">vii.) </text:span><text:span text:style-name="T41">Test </text:span><text:span text:style-name="T42">DNS Server</text:span></text:p>
      <text:p text:style-name="P31"><text:span text:style-name="T42">dig masterdns.</text:span><text:span text:style-name="T20">faithqueen.co.ke</text:span></text:p>
      <text:p text:style-name="P72"/>
      <text:p text:style-name="P37">Setting up Mail Server.</text:p>
      <text:p text:style-name="P40"><text:span text:style-name="T43">In order to set up a mail server, you need to install Postfix, Dovecot and SquirrelMail. </text:span><text:span text:style-name="T44">Before installing postfix, remove sendmail from the server since it is usually the default MTA(Mail Transfer Agent) in fedora/redhat.</text:span></text:p>
      <text:p text:style-name="P44">Type the following command to remove sendmail,</text:p>
      <text:p text:style-name="P74"/>
      <text:p text:style-name="P76">[root@server ~]# yum remove sendmail</text:p>
      <text:p text:style-name="P76"/>
      <text:p text:style-name="P40"><text:span text:style-name="T45">N/B:</text:span><text:span text:style-name="T43">The mail server should contain a valid MX record in the DNS server.</text:span></text:p>
      <text:p text:style-name="P40"><text:span text:style-name="T43"><text:s text:c="8"/></text:span><text:span text:style-name="T52">Firewall and SELinux should be disabled using the following commands;</text:span></text:p>
      <text:p text:style-name="P45"/>
      <text:p text:style-name="P77">[root@server ~]# service iptables stop</text:p>
      <text:p text:style-name="Preformatted_20_Text">[root@server ~]# service ip6tables stop</text:p>
      <text:p text:style-name="Preformatted_20_Text">[root@server ~]# chkconfig iptables off</text:p>
      <text:p text:style-name="P8">[root@server ~]# chkconfig ip6tables off</text:p>
      <text:p text:style-name="P102">And selinux is disabled as below</text:p>
      <text:p text:style-name="P9"><text:span text:style-name="T52">[root@server ~]# vi</text:span><text:span text:style-name="T52">m /etc/selinux/config</text:span></text:p>
      <text:p text:style-name="Preformatted_20_Text"># This file controls the state of SELinux on the system.</text:p>
      <text:p text:style-name="Preformatted_20_Text"># SELINUX= can take one of these three values:</text:p>
      <text:p text:style-name="Preformatted_20_Text">#     enforcing - SELinux security policy is enforced.</text:p>
      <text:p text:style-name="Preformatted_20_Text">#     permissive - SELinux prints warnings instead of enforcing.</text:p>
      <text:p text:style-name="Preformatted_20_Text">#     disabled - No SELinux policy is loaded.</text:p>
      <text:p text:style-name="P1">SELINUX=disabled</text:p>
      <text:p text:style-name="Preformatted_20_Text"># SELINUXTYPE= can take one of these two values:</text:p>
      <text:p text:style-name="Preformatted_20_Text">#     targeted - Targeted processes are protected,</text:p>
      <text:p text:style-name="Preformatted_20_Text">#     mls - Multi Level Security protection.</text:p>
      <text:p text:style-name="P8">SELINUXTYPE=targeted</text:p>
      <text:p text:style-name="P13"><text:soft-page-break/><text:span text:style-name="T49">Hostname = </text:span><text:span text:style-name="T17">mail.faithqueen.co.ke</text:span></text:p>
      <text:p text:style-name="P10"><text:span text:style-name="T53">IP Address = </text:span><text:span text:style-name="T21">192.168.0.170</text:span></text:p>
      <text:p text:style-name="P103">Postfix</text:p>
      <text:p text:style-name="P104">Postfix is installed by default and if not, use the below command to install postfix</text:p>
      <text:p text:style-name="P77">[root@server ~]# yum install postfix</text:p>
      <text:p text:style-name="P46"/>
      <text:p text:style-name="P47">Then configure postfix as below;</text:p>
      <text:p text:style-name="P78">[root@server ~]# vi /etc/postfix/main.cf</text:p>
      <text:p text:style-name="P7">myhostname =<text:span text:style-name="T49"> </text:span><text:span text:style-name="T17">mail.faithqueen.co.ke</text:span><text:span text:style-name="T15">##line no 75 - uncomment and enter your host name</text:span></text:p>
      <text:p text:style-name="P7">mydomain = <text:span text:style-name="T17">faithqueen.co.ke</text:span> <text:s/><text:span text:style-name="T15">##line no 83 - uncomment and enter your domain name </text:span></text:p>
      <text:p text:style-name="Preformatted_20_Text">myorigin = $mydomain <text:s/><text:span text:style-name="T15">##line no 99 - uncomment</text:span></text:p>
      <text:p text:style-name="Preformatted_20_Text">inet_interfaces = all <text:s/><text:span text:style-name="T15">##line no 116 - change to all</text:span></text:p>
      <text:p text:style-name="Preformatted_20_Text">mydestination = $myhostname, localhost.$mydomain, localhost, $mydomain <text:s/><text:span text:style-name="T15">##line no 164 - add $domain at the end</text:span></text:p>
      <text:p text:style-name="Preformatted_20_Text">mynetworks = 192.168.<text:span text:style-name="T54">0</text:span>.0/24, 127.0.0.0/8 <text:s/><text:span text:style-name="T15">##line no 264 - uncomment and add your network range</text:span></text:p>
      <text:p text:style-name="P8">home_mailbox = Maildir/ <text:s/><text:span text:style-name="T15">##line no 419 – uncomment</text:span></text:p>
      <text:p text:style-name="P11"><text:span text:style-name="T39"><text:s/>Start the postfix service</text:span><text:span text:style-name="T53">.</text:span></text:p>
      <text:p text:style-name="P109">[root@server ~]# service postfix start</text:p>
      <text:p text:style-name="P109">[root@server ~]# chkconfig postfix on</text:p>
      <text:p text:style-name="P105">Test Postfix;</text:p>
      <text:p text:style-name="P14"><text:span text:style-name="T46">N/B:</text:span><text:span text:style-name="T47">The commands shown in bold letters should be entered by the user. </text:span></text:p>
      <text:p text:style-name="P108"><text:s text:c="7"/>The dot after the test command is important.</text:p>
      <text:p text:style-name="P108"/>
      <text:p text:style-name="P14"><text:span text:style-name="T47">[root@server ~]# </text:span><text:span text:style-name="T48">telnet localhost smtp</text:span></text:p>
      <text:p text:style-name="Preformatted_20_Text">Trying ::1...</text:p>
      <text:p text:style-name="Preformatted_20_Text">Connected to localhost.</text:p>
      <text:p text:style-name="Preformatted_20_Text">Escape character is '^]'.</text:p>
      <text:p text:style-name="P7">220 <text:span text:style-name="T17">mail.faithqueen.co.ke</text:span> ESMTP Postfix</text:p>
      <text:p text:style-name="P1">ehlo localhost</text:p>
      <text:p text:style-name="P7">250-<text:span text:style-name="T49"> </text:span><text:span text:style-name="T17">mail.faithqueen.co.ke</text:span></text:p>
      <text:p text:style-name="Preformatted_20_Text">250-PIPELINING</text:p>
      <text:p text:style-name="Preformatted_20_Text">250-SIZE 10240000</text:p>
      <text:p text:style-name="Preformatted_20_Text">250-VRFY</text:p>
      <text:p text:style-name="Preformatted_20_Text">250-ETRN</text:p>
      <text:p text:style-name="Preformatted_20_Text">250-ENHANCEDSTATUSCODES</text:p>
      <text:p text:style-name="Preformatted_20_Text">250-8BITMIME</text:p>
      <text:p text:style-name="Preformatted_20_Text">250 DSN</text:p>
      <text:p text:style-name="P1">mail from:&lt;user1&gt;</text:p>
      <text:p text:style-name="Preformatted_20_Text"><text:soft-page-break/>250 2.1.0 Ok</text:p>
      <text:p text:style-name="Preformatted_20_Text">rcpt to:&lt;user1&gt;</text:p>
      <text:p text:style-name="Preformatted_20_Text">250 2.1.5 Ok</text:p>
      <text:p text:style-name="Preformatted_20_Text">data</text:p>
      <text:p text:style-name="Preformatted_20_Text">354 End data with &lt;CR&gt;&lt;LF&gt;.&lt;CR&gt;&lt;LF&gt;</text:p>
      <text:p text:style-name="P1">test</text:p>
      <text:p text:style-name="P1">.</text:p>
      <text:p text:style-name="Preformatted_20_Text">250 2.0.0 Ok: queued as 117113FF18</text:p>
      <text:p text:style-name="Preformatted_20_Text">quit</text:p>
      <text:p text:style-name="Preformatted_20_Text">221 2.0.0 Bye</text:p>
      <text:p text:style-name="P8">Connection closed by foreign host.</text:p>
      <text:p text:style-name="P106">Check Mail</text:p>
      <text:p text:style-name="P11"><text:span text:style-name="T53">[root@server ~]# </text:span><text:span text:style-name="T26">cd /home/user1/Maildir/new/</text:span></text:p>
      <text:p text:style-name="Preformatted_20_Text">[root@server new]# ls</text:p>
      <text:p text:style-name="Preformatted_20_Text">1360236956.Vfd00I35afM181256.server.ostechnix.com</text:p>
      <text:p text:style-name="Preformatted_20_Text">[root@server new]# <text:span text:style-name="T15">cat 1360236956.Vfd00I35afM181256.server.ostechnix.com </text:span></text:p>
      <text:p text:style-name="P7">Return-Path: &lt;user1@<text:span text:style-name="T17">faithqueen.co.ke</text:span>&gt;</text:p>
      <text:p text:style-name="Preformatted_20_Text">X-Original-To: user1</text:p>
      <text:p text:style-name="P7">Delivered-To: user1@o<text:span text:style-name="T17">faithqueen.co.ke</text:span></text:p>
      <text:p text:style-name="Preformatted_20_Text">Received: from localhost (localhost [IPv6:::1])</text:p>
      <text:p text:style-name="Preformatted_20_Text"><text:s/>by server.ostechnix.com (Postfix) with ESMTP id 117113FF18</text:p>
      <text:p text:style-name="Preformatted_20_Text"><text:s/>for &lt;user1&gt;; Thu,  7 Feb 2013 17:05:32 +0530 (IST)</text:p>
      <text:p text:style-name="P7">Message-Id: &lt;20130207113547.117113FF18@<text:span text:style-name="T22">mail.</text:span><text:span text:style-name="T17">faithqueen.co.ke</text:span>&gt;</text:p>
      <text:p text:style-name="Preformatted_20_Text">Date: Thu,  7 Feb 2013 17:05:32 +0530 (IST)</text:p>
      <text:p text:style-name="Preformatted_20_Text">From: user1@ostechnix.com</text:p>
      <text:p text:style-name="Preformatted_20_Text">To: undisclosed-recipients:;</text:p>
      <text:p text:style-name="P12">test</text:p>
      <text:p text:style-name="P107">Dovecot</text:p>
      <text:p text:style-name="P41"><text:span text:style-name="T54">Start </text:span><text:span text:style-name="T55">by installing dovecot using the following command;</text:span></text:p>
      <text:p text:style-name="P79"/>
      <text:p text:style-name="P79">[root@server ~]# yum install dovecot</text:p>
      <text:p text:style-name="P83"/>
      <text:p text:style-name="P5"><text:span text:style-name="T56"><text:s/></text:span><text:span text:style-name="T50">Then configure <text:s/></text:span><text:span text:style-name="T51">dovecot </text:span></text:p>
      <text:p text:style-name="P85"/>
      <text:p text:style-name="P48"><text:span text:style-name="T57">i.) </text:span>Open the dovecot config file <text:span text:style-name="T29">/etc/dovecot/dovecot.conf</text:span>. Find and uncomment the line as shown <text:s text:c="6"/>below.</text:p>
      <text:p text:style-name="P110">[root@server ~]# vi<text:span text:style-name="T57">m</text:span> /etc/dovecot/dovecot.conf</text:p>
      <text:p text:style-name="P111"><text:span text:style-name="T4">protocols = imap pop3 lmtp</text:span></text:p>
      <text:p text:style-name="P55"><text:span text:style-name="T58">ii.) </text:span><text:span text:style-name="T57">Open the </text:span><text:span text:style-name="T30">/etc/dovecot/conf.d/10-auth.conf</text:span><text:span text:style-name="T57"> and edit as shown below.</text:span></text:p>
      <text:p text:style-name="Preformatted_20_Text">[root@server ~]# vi /etc/dovecot/conf.d/10-auth.conf</text:p>
      <text:p text:style-name="P8"/>
      <text:p text:style-name="P8">disable_plaintext_auth = no </text:p>
      <text:p text:style-name="P80"><text:span text:style-name="T57">auth_mechanisms = plain login </text:span></text:p>
      <text:p text:style-name="P80"><text:span text:style-name="T57"/></text:p>
      <text:p text:style-name="P55"><text:span text:style-name="T58">iii.)</text:span><text:span text:style-name="T57">Open the </text:span><text:span text:style-name="T30">/etc/dovecot/conf.d/10-master.conf</text:span><text:span text:style-name="T57"> and edit as shown below.</text:span></text:p>
      <text:p text:style-name="Preformatted_20_Text"><text:soft-page-break/>unix_listener auth-userdb {</text:p>
      <text:p text:style-name="Preformatted_20_Text">    #mode = 0600</text:p>
      <text:p text:style-name="P110">    user = postfix </text:p>
      <text:p text:style-name="P110"><text:span text:style-name="T58"><text:s text:c="3"/></text:span><text:span text:style-name="T35">group = postfix</text:span></text:p>
      <text:p text:style-name="P49"><text:span text:style-name="T57">Start the dovecot service.</text:span></text:p>
      <text:p text:style-name="P8">[root@server ~]# service dovecot start</text:p>
      <text:p text:style-name="P80"><text:span text:style-name="T57">[root@server ~]# chkconfig dovecot on </text:span></text:p>
      <text:p text:style-name="P80"><text:span text:style-name="T67"/></text:p>
      <text:p text:style-name="P87"><text:span text:style-name="T68">Create users so that you can send a message to help you confirm the working of your dovecot.</text:span></text:p>
      <text:p text:style-name="P87"><text:span text:style-name="T68">You can create user1 and user2 as follows;</text:span></text:p>
      <text:p text:style-name="P87"><text:span text:style-name="T68"/></text:p>
      <text:p text:style-name="P87"><text:span text:style-name="T68">[root@server ~]# useradd user1</text:span></text:p>
      <text:p text:style-name="Preformatted_20_Text">[root@server ~]# useradd user2</text:p>
      <text:p text:style-name="Preformatted_20_Text">[root@server ~]# passwd user1</text:p>
      <text:p text:style-name="P8">[root@server ~]# passwd user2</text:p>
      <text:p text:style-name="P87"><text:span text:style-name="T68"/></text:p>
      <text:p text:style-name="P53"><text:span text:style-name="T57">Test Dovecot</text:span></text:p>
      <text:p text:style-name="P49"><text:span text:style-name="T57">The commands shown in bold should be entered by the user.</text:span></text:p>
      <text:p text:style-name="P49"><text:span text:style-name="T57"/></text:p>
      <text:p text:style-name="Preformatted_20_Text">[root@server ~]# <text:span text:style-name="T15">telnet localhost pop3</text:span></text:p>
      <text:p text:style-name="Preformatted_20_Text">Trying ::1...</text:p>
      <text:p text:style-name="Preformatted_20_Text">Connected to localhost.</text:p>
      <text:p text:style-name="Preformatted_20_Text">Escape character is '^]'.</text:p>
      <text:p text:style-name="Preformatted_20_Text">+OK Dovecot ready.</text:p>
      <text:p text:style-name="P1">user user1</text:p>
      <text:p text:style-name="Preformatted_20_Text">+OK</text:p>
      <text:p text:style-name="P1">pass user1</text:p>
      <text:p text:style-name="Preformatted_20_Text">+OK Logged in.</text:p>
      <text:p text:style-name="P1">list</text:p>
      <text:p text:style-name="Preformatted_20_Text">+OK 1 messages:</text:p>
      <text:p text:style-name="Preformatted_20_Text">1 428</text:p>
      <text:p text:style-name="Preformatted_20_Text">.</text:p>
      <text:p text:style-name="P1">retr 1</text:p>
      <text:p text:style-name="Preformatted_20_Text">+OK 428 octets</text:p>
      <text:p text:style-name="Preformatted_20_Text">Return-Path: &lt;user1@ostechnix.com&gt;</text:p>
      <text:p text:style-name="Preformatted_20_Text">X-Original-To: user1</text:p>
      <text:p text:style-name="Preformatted_20_Text">Delivered-To: user1@ostechnix.com</text:p>
      <text:p text:style-name="Preformatted_20_Text">Received: from localhost (localhost [IPv6:::1])</text:p>
      <text:p text:style-name="Preformatted_20_Text"><text:s/>by server.ostechnix.com (Postfix) with ESMTP id 117113FF18</text:p>
      <text:p text:style-name="Preformatted_20_Text"><text:s/>for &lt;user1&gt;; Thu,  7 Feb 2013 17:05:32 +0530 (IST)</text:p>
      <text:p text:style-name="Preformatted_20_Text">Message-Id: &lt;20130207113547.117113FF18@server.ostechnix.com&gt;</text:p>
      <text:p text:style-name="Preformatted_20_Text">Date: Thu,  7 Feb 2013 17:05:32 +0530 (IST)</text:p>
      <text:p text:style-name="Preformatted_20_Text">From: user1@ostechnix.com</text:p>
      <text:p text:style-name="Preformatted_20_Text">To: undisclosed-recipients:;</text:p>
      <text:p text:style-name="P1">test</text:p>
      <text:p text:style-name="P1">.</text:p>
      <text:p text:style-name="Preformatted_20_Text"><text:span text:style-name="T15">quit</text:span> </text:p>
      <text:p text:style-name="Preformatted_20_Text">+OK Logging out.</text:p>
      <text:p text:style-name="Preformatted_20_Text">Connection closed by foreign host.</text:p>
      <text:p text:style-name="P8">[root@server ~]# </text:p>
      <text:p text:style-name="P54"><text:soft-page-break/><text:span text:style-name="T57">Squirrelmail</text:span></text:p>
      <text:p text:style-name="P49"><text:span text:style-name="T57">This is a MTA just like sendmail.</text:span></text:p>
      <text:p text:style-name="P49"><text:span text:style-name="T57">To install squirrelmail, you first need to install EPEL repository and then install SquirrelMail package from EPEL repository.</text:span></text:p>
      <text:p text:style-name="P49"><text:span text:style-name="T57"><text:s/>To install EPEL repository, use the following command;</text:span></text:p>
      <text:p text:style-name="P80"><text:span text:style-name="T57">[root@server ~]# wget http://dl.fedoraproject.org/pub/epel/6/i386/epel-release-6-8.noarch.rpm</text:span></text:p>
      <text:p text:style-name="P8">[root@server ~]# rpm -ivh epel-release-6-8.noarch.rpm </text:p>
      <text:p text:style-name="P49"><text:span text:style-name="T57">Then yum install squirrelmail;</text:span></text:p>
      <text:p text:style-name="P80"><text:span text:style-name="T57">[root@server ~]# yum install squirrelmail</text:span></text:p>
      <text:p text:style-name="P80"><text:span text:style-name="T57">[root@server ~]# chkconfig httpd on</text:span></text:p>
      <text:p text:style-name="P53"><text:span text:style-name="T57">Configure Squirrelmail</text:span></text:p>
      <text:p text:style-name="P56"><text:span text:style-name="T58">Go to the squirrelmail config directory and use the command </text:span><text:span text:style-name="T62">./conf.pl</text:span><text:span text:style-name="T58"> to start confi</text:span><text:span text:style-name="T59">gure as below,</text:span></text:p>
      <text:p text:style-name="P56"><text:span text:style-name="T57">[root@server ~]# cd /usr/share/squirrelmail/config/</text:span></text:p>
      <text:p text:style-name="P8">[root@server config]# <text:span text:style-name="T15">./conf.pl </text:span></text:p>
      <text:p text:style-name="P80"><text:span text:style-name="T57">[root@server ~]# service httpd restart</text:span></text:p>
      <text:p text:style-name="P50"><text:span text:style-name="T70"/></text:p>
      <text:p text:style-name="P57"><text:span text:style-name="T70">Setting up the file</text:span></text:p>
      <text:p text:style-name="P50"><text:span text:style-name="T70">Here I set up the FTP server.</text:span></text:p>
      <text:p text:style-name="P50"><text:span text:style-name="T70">First stop the firewall as follows;</text:span></text:p>
      <text:p text:style-name="P81"><text:span text:style-name="T70">[root@mainserver ~]# service iptables stop</text:span></text:p>
      <text:p text:style-name="P81"><text:span text:style-name="T70">[root@mainserver ~]# service ip6tables stop</text:span></text:p>
      <text:p text:style-name="P81"><text:span text:style-name="T70">[root@mainserver ~]# chkconfig iptables off</text:span></text:p>
      <text:p text:style-name="P8">[root@mainserver ~]# chkconfig ip6tables off</text:p>
      <text:p text:style-name="P50"><text:span text:style-name="T70">You can now install FTP server, why do we stop firewall? This is because firewall restricts users from accessing your server and in order to be able to share files with </text:span><text:span text:style-name="T71">them.</text:span></text:p>
      <text:p text:style-name="P51"><text:span text:style-name="T71">Type the following command</text:span></text:p>
      <text:p text:style-name="P82"><text:span text:style-name="T71">[root@mainserver ~]# yum install -y vsftpd</text:span></text:p>
      <text:p text:style-name="Preformatted_20_Text">[root@mainserver ~]# Start vsftpd service.</text:p>
      <text:p text:style-name="P8">[root@mainserver ~]# service vsftpd start</text:p>
      <text:p text:style-name="P51"><text:span text:style-name="T71">Then enable vsftpd in multi-user levels</text:span></text:p>
      <text:p text:style-name="P82"><text:span text:style-name="T71">[root@mainserver ~]# chkconfig vsftpd on</text:span></text:p>
      <text:p text:style-name="P82"><text:span text:style-name="T71"/></text:p>
      <text:p text:style-name="P88"><text:span text:style-name="T71">Edit the </text:span><text:span text:style-name="T31">/etc/vsftpd/vsftpd.conf</text:span><text:span text:style-name="T71"> file by uncommenting the lines shown in bold</text:span></text:p>
      <text:p text:style-name="P88"><text:span text:style-name="T71"/></text:p>
      <text:p text:style-name="P82"><text:span text:style-name="T71">[root@mainserver ~]#</text:span><text:span text:style-name="T71">vim /etc/vsftpd/vsftpd.conf </text:span></text:p>
      <text:p text:style-name="P75"><text:span text:style-name="T34"># Example config file /etc/vsftpd/vsftpd.con</text:span><text:span text:style-name="T71">f</text:span></text:p>
      <text:p text:style-name="Preformatted_20_Text">#</text:p>
      <text:p text:style-name="Preformatted_20_Text"># The default compiled in settings are fairly paranoid. This sample file</text:p>
      <text:p text:style-name="Preformatted_20_Text"># loosens things up a bit, to make the ftp daemon more usable.</text:p>
      <text:p text:style-name="Preformatted_20_Text"># Please see vsftpd.conf.5 for all compiled in defaults.</text:p>
      <text:p text:style-name="Preformatted_20_Text">#</text:p>
      <text:p text:style-name="Preformatted_20_Text"># READ THIS: This example file is NOT an exhaustive list of vsftpd options.</text:p>
      <text:p text:style-name="Preformatted_20_Text"># Please read the vsftpd.conf.5 manual page to get a full idea of vsftpd's</text:p>
      <text:p text:style-name="Preformatted_20_Text"># capabilities.</text:p>
      <text:p text:style-name="Preformatted_20_Text">#</text:p>
      <text:p text:style-name="Preformatted_20_Text"># Allow anonymous FTP? (Beware - allowed by default if you comment this out).</text:p>
      <text:p text:style-name="P1">anonymous_enable=NO</text:p>
      <text:p text:style-name="Preformatted_20_Text">#</text:p>
      <text:p text:style-name="Preformatted_20_Text"><text:soft-page-break/># Uncomment this to allow local users to log in.</text:p>
      <text:p text:style-name="Preformatted_20_Text">local_enable=YES</text:p>
      <text:p text:style-name="Preformatted_20_Text">#</text:p>
      <text:p text:style-name="Preformatted_20_Text"># Uncomment this to enable any form of FTP write command.</text:p>
      <text:p text:style-name="Preformatted_20_Text">write_enable=YES</text:p>
      <text:p text:style-name="Preformatted_20_Text">#</text:p>
      <text:p text:style-name="Preformatted_20_Text"># Default umask for local users is 077. You may wish to change this to 022,</text:p>
      <text:p text:style-name="Preformatted_20_Text"># if your users expect that (022 is used by most other ftpd's)</text:p>
      <text:p text:style-name="Preformatted_20_Text">local_umask=022</text:p>
      <text:p text:style-name="Preformatted_20_Text">#</text:p>
      <text:p text:style-name="Preformatted_20_Text"># Uncomment this to allow the anonymous FTP user to upload files. This only</text:p>
      <text:p text:style-name="Preformatted_20_Text"># has an effect if the above global write enable is activated. Also, you will</text:p>
      <text:p text:style-name="Preformatted_20_Text"># obviously need to create a directory writable by the FTP user.</text:p>
      <text:p text:style-name="Preformatted_20_Text">#anon_upload_enable=YES</text:p>
      <text:p text:style-name="Preformatted_20_Text">#</text:p>
      <text:p text:style-name="Preformatted_20_Text"># Uncomment this if you want the anonymous FTP user to be able to create</text:p>
      <text:p text:style-name="Preformatted_20_Text"># new directories.</text:p>
      <text:p text:style-name="Preformatted_20_Text">#anon_mkdir_write_enable=YES</text:p>
      <text:p text:style-name="Preformatted_20_Text">#</text:p>
      <text:p text:style-name="Preformatted_20_Text"># Activate directory messages - messages given to remote users when they</text:p>
      <text:p text:style-name="Preformatted_20_Text"># go into a certain directory.</text:p>
      <text:p text:style-name="Preformatted_20_Text">dirmessage_enable=YES</text:p>
      <text:p text:style-name="Preformatted_20_Text">#</text:p>
      <text:p text:style-name="Preformatted_20_Text"># The target log file can be vsftpd_log_file or xferlog_file.</text:p>
      <text:p text:style-name="Preformatted_20_Text"># This depends on setting xferlog_std_format parameter</text:p>
      <text:p text:style-name="Preformatted_20_Text">xferlog_enable=YES</text:p>
      <text:p text:style-name="Preformatted_20_Text">#</text:p>
      <text:p text:style-name="Preformatted_20_Text"># Make sure PORT transfer connections originate from port 20 (ftp-data).</text:p>
      <text:p text:style-name="Preformatted_20_Text">connect_from_port_20=YES</text:p>
      <text:p text:style-name="Preformatted_20_Text">#</text:p>
      <text:p text:style-name="Preformatted_20_Text"># If you want, you can arrange for uploaded anonymous files to be owned by</text:p>
      <text:p text:style-name="Preformatted_20_Text"># a different user. Note! Using "root" for uploaded files is not</text:p>
      <text:p text:style-name="Preformatted_20_Text"># recommended!</text:p>
      <text:p text:style-name="Preformatted_20_Text">#chown_uploads=YES</text:p>
      <text:p text:style-name="Preformatted_20_Text">#chown_username=whoever</text:p>
      <text:p text:style-name="Preformatted_20_Text">#</text:p>
      <text:p text:style-name="Preformatted_20_Text"># The name of log file when xferlog_enable=YES and xferlog_std_format=YES</text:p>
      <text:p text:style-name="Preformatted_20_Text"># WARNING - changing this filename affects /etc/logrotate.d/vsftpd.log</text:p>
      <text:p text:style-name="Preformatted_20_Text">#xferlog_file=/var/log/xferlog</text:p>
      <text:p text:style-name="Preformatted_20_Text">#</text:p>
      <text:p text:style-name="Preformatted_20_Text"># Switches between logging into vsftpd_log_file and xferlog_file files.</text:p>
      <text:p text:style-name="Preformatted_20_Text"># NO writes to vsftpd_log_file, YES to xferlog_file</text:p>
      <text:p text:style-name="Preformatted_20_Text">xferlog_std_format=YES</text:p>
      <text:p text:style-name="Preformatted_20_Text">#</text:p>
      <text:p text:style-name="Preformatted_20_Text"># You may change the default value for timing out an idle session.</text:p>
      <text:p text:style-name="Preformatted_20_Text">#idle_session_timeout=600</text:p>
      <text:p text:style-name="Preformatted_20_Text">#</text:p>
      <text:p text:style-name="Preformatted_20_Text"># You may change the default value for timing out a data connection.</text:p>
      <text:p text:style-name="Preformatted_20_Text">#data_connection_timeout=120</text:p>
      <text:p text:style-name="Preformatted_20_Text">#</text:p>
      <text:p text:style-name="Preformatted_20_Text"># It is recommended that you define on your system a unique user which the</text:p>
      <text:p text:style-name="Preformatted_20_Text"># ftp server can use as a totally isolated and unprivileged user.</text:p>
      <text:p text:style-name="Preformatted_20_Text">#nopriv_user=ftpsecure</text:p>
      <text:p text:style-name="Preformatted_20_Text">#</text:p>
      <text:p text:style-name="Preformatted_20_Text"># Enable this and the server will recognise asynchronous ABOR requests. Not</text:p>
      <text:p text:style-name="Preformatted_20_Text"># recommended for security (the code is non-trivial). Not enabling it,</text:p>
      <text:p text:style-name="Preformatted_20_Text"># however, may confuse older FTP clients.</text:p>
      <text:p text:style-name="Preformatted_20_Text">#async_abor_enable=YES</text:p>
      <text:p text:style-name="Preformatted_20_Text"><text:soft-page-break/>#</text:p>
      <text:p text:style-name="Preformatted_20_Text"># By default the server will pretend to allow ASCII mode but in fact ignore</text:p>
      <text:p text:style-name="Preformatted_20_Text"># the request. Turn on the below options to have the server actually do ASCII</text:p>
      <text:p text:style-name="Preformatted_20_Text"># mangling on files when in ASCII mode.</text:p>
      <text:p text:style-name="Preformatted_20_Text"># Beware that on some FTP servers, ASCII support allows a denial of service</text:p>
      <text:p text:style-name="Preformatted_20_Text"># attack (DoS) via the command "SIZE /big/file" in ASCII mode. vsftpd</text:p>
      <text:p text:style-name="Preformatted_20_Text"># predicted this attack and has always been safe, reporting the size of the</text:p>
      <text:p text:style-name="Preformatted_20_Text"># raw file.</text:p>
      <text:p text:style-name="Preformatted_20_Text"># ASCII mangling is a horrible feature of the protocol.</text:p>
      <text:p text:style-name="P1">ascii_upload_enable=YES</text:p>
      <text:p text:style-name="P1">ascii_download_enable=YES</text:p>
      <text:p text:style-name="Preformatted_20_Text">#</text:p>
      <text:p text:style-name="Preformatted_20_Text"># You may fully customise the login banner string:</text:p>
      <text:p text:style-name="P1">ftpd_banner=Welcome to OSTECHNIX FTP service.</text:p>
      <text:p text:style-name="Preformatted_20_Text">#</text:p>
      <text:p text:style-name="Preformatted_20_Text"># You may specify a file of disallowed anonymous e-mail addresses. Apparently</text:p>
      <text:p text:style-name="Preformatted_20_Text"># useful for combatting certain DoS attacks.</text:p>
      <text:p text:style-name="Preformatted_20_Text">#deny_email_enable=YES</text:p>
      <text:p text:style-name="Preformatted_20_Text"># (default follows)</text:p>
      <text:p text:style-name="Preformatted_20_Text">#banned_email_file=/etc/vsftpd/banned_emails</text:p>
      <text:p text:style-name="Preformatted_20_Text">#</text:p>
      <text:p text:style-name="Preformatted_20_Text"># You may specify an explicit list of local users to chroot() to their home</text:p>
      <text:p text:style-name="Preformatted_20_Text"># directory. If chroot_local_user is YES, then this list becomes a list of</text:p>
      <text:p text:style-name="Preformatted_20_Text"># users to NOT chroot().</text:p>
      <text:p text:style-name="Preformatted_20_Text">#chroot_local_user=YES</text:p>
      <text:p text:style-name="Preformatted_20_Text">#chroot_list_enable=YES</text:p>
      <text:p text:style-name="Preformatted_20_Text"># (default follows)</text:p>
      <text:p text:style-name="Preformatted_20_Text">#chroot_list_file=/etc/vsftpd/chroot_list</text:p>
      <text:p text:style-name="Preformatted_20_Text">#</text:p>
      <text:p text:style-name="Preformatted_20_Text"># You may activate the "-R" option to the builtin ls. This is disabled by</text:p>
      <text:p text:style-name="Preformatted_20_Text"># default to avoid remote users being able to cause excessive I/O on large</text:p>
      <text:p text:style-name="Preformatted_20_Text"># sites. However, some broken FTP clients such as "ncftp" and "mirror" assume</text:p>
      <text:p text:style-name="Preformatted_20_Text"># the presence of the "-R" option, so there is a strong case for enabling it.</text:p>
      <text:p text:style-name="Preformatted_20_Text">ls_recurse_enable=YES</text:p>
      <text:p text:style-name="Preformatted_20_Text">#</text:p>
      <text:p text:style-name="Preformatted_20_Text"># When "listen" directive is enabled, vsftpd runs in standalone mode and</text:p>
      <text:p text:style-name="Preformatted_20_Text"># listens on IPv4 sockets. This directive cannot be used in conjunction</text:p>
      <text:p text:style-name="Preformatted_20_Text"># with the listen_ipv6 directive.</text:p>
      <text:p text:style-name="Preformatted_20_Text">listen=YES</text:p>
      <text:p text:style-name="Preformatted_20_Text">#</text:p>
      <text:p text:style-name="Preformatted_20_Text"># This directive enables listening on IPv6 sockets. To listen on IPv4 and IPv6</text:p>
      <text:p text:style-name="Preformatted_20_Text"># sockets, you must run two copies of vsftpd with two configuration files.</text:p>
      <text:p text:style-name="Preformatted_20_Text"># Make sure, that one of the listen options is commented !!</text:p>
      <text:p text:style-name="Preformatted_20_Text">#listen_ipv6=YES</text:p>
      <text:p text:style-name="Preformatted_20_Text">pam_service_name=vsftpd</text:p>
      <text:p text:style-name="Preformatted_20_Text">userlist_enable=YES</text:p>
      <text:p text:style-name="Preformatted_20_Text">tcp_wrappers=YES</text:p>
      <text:p text:style-name="P12">use_localtime=YES</text:p>
      <text:p text:style-name="P59"><text:span text:style-name="T60">Restart the vsftpd service and try to connect to ftp server as</text:span></text:p>
      <text:p text:style-name="P59"><text:span text:style-name="T60"><text:s/></text:span><text:span text:style-name="T72">[root@mainserver ~]# service vsftpd restart</text:span></text:p>
      <text:p text:style-name="P51"><text:span text:style-name="T71">Connect to the ftp server.</text:span></text:p>
      <text:p text:style-name="P60"><text:span text:style-name="T64">N/B:</text:span><text:span text:style-name="T27">Root is not allowed to connect to ftp server by default for security purpose</text:span><text:span text:style-name="T63">, so you can create a new user such as queen.</text:span></text:p>
      <text:p text:style-name="P62"><text:span text:style-name="T66">But before connecting you have to install ftp package.</text:span></text:p>
      <text:p text:style-name="P84"><text:span text:style-name="T5">[root@mainserver ~]# yum install -y ftp</text:span></text:p>
      <text:p text:style-name="P62"><text:soft-page-break/><text:span text:style-name="T66"/></text:p>
      <text:p text:style-name="P59"><text:span text:style-name="T60">Connet to FTP server using the new user </text:span><text:span text:style-name="T69">queen</text:span><text:span text:style-name="T60">.</text:span></text:p>
      <text:p text:style-name="P59"><text:span text:style-name="T65">[root@mainserver ~]# ftp 192.168.0.170</text:span></text:p>
      <text:p text:style-name="P61"><text:span text:style-name="T65"/></text:p>
      <text:p text:style-name="P58"><text:span text:style-name="T73">Setting up a Apache Web server </text:span></text:p>
      <text:p text:style-name="P52"><text:span text:style-name="T73">The OS is Fedora 18</text:span></text:p>
      <text:p text:style-name="P52"><text:span text:style-name="T73">Hostname is web.faithqueen.co.ke</text:span></text:p>
      <text:p text:style-name="P52"><text:span text:style-name="T73">IP address is 192.168.0.170</text:span></text:p>
      <text:h text:style-name="P43" text:outline-level="4"><text:span text:style-name="T73">.</text:span><text:span text:style-name="T23">1 Set the hostname of web server</text:span></text:h>
      <text:p text:style-name="Preformatted_20_Text">[root@web ~]# vi<text:span text:style-name="T73">m</text:span> /etc/sysconfig/network</text:p>
      <text:p text:style-name="Preformatted_20_Text">NETWORKING=yes</text:p>
      <text:p text:style-name="P8">HOSTNAME=web.ostechnix.com</text:p>
      <text:h text:style-name="Heading_20_4" text:outline-level="4">2. Add the webserver hostname in ‘<text:span text:style-name="T29">etc/hosts’</text:span> file</text:h>
      <text:p text:style-name="Preformatted_20_Text">[root@web ~]# vi<text:span text:style-name="T73">m</text:span> /etc/hosts</text:p>
      <text:p text:style-name="Preformatted_20_Text">127.0.0.1   localhost localhost.localdomain localhost4 localhost4.localdomain4</text:p>
      <text:p text:style-name="Preformatted_20_Text">::1         localhost localhost.localdomain localhost6 localhost6.localdomain6</text:p>
      <text:p text:style-name="Preformatted_20_Text">192.168.1.250   web.ostechnix.com</text:p>
      <text:p text:style-name="P8">192.168.1.250   www.ostechnix.com</text:p>
      <text:h text:style-name="Heading_20_4" text:outline-level="4">3. Install Apache</text:h>
      <text:p text:style-name="Text_20_body">Check and remove any previously installed packages</text:p>
      <text:p text:style-name="P8">[root@web ~]# rpm -qa | grep httpd</text:p>
      <text:p text:style-name="Text_20_body">or</text:p>
      <text:p text:style-name="P8">[root@web ~]# yum list installed | grep httpd</text:p>
      <text:p text:style-name="Text_20_body">Now install the ‘<text:span text:style-name="T15">httpd’</text:span> package</text:p>
      <text:p text:style-name="P8">[root@web ~]# yum install httpd* -y</text:p>
      <text:h text:style-name="Heading_20_4" text:outline-level="4">4. Configure Apache</text:h>
      <text:p text:style-name="Preformatted_20_Text">[root@web ~]# vi<text:span text:style-name="T73">m</text:span> /etc/httpd/conf/httpd.conf </text:p>
      <text:p text:style-name="Preformatted_20_Text">ServerAdmin root@ostechnix.com</text:p>
      <text:p text:style-name="Preformatted_20_Text">ServerName www.ostechnix.com:80</text:p>
      <text:p text:style-name="Preformatted_20_Text">DocumentRoot "/var/www/html"</text:p>
      <text:p text:style-name="P8">DirectoryIndex ostechnix.html</text:p>
      <text:h text:style-name="Heading_20_4" text:outline-level="4">5. Create a sample index or home page</text:h>
      <text:p text:style-name="Text_20_body">Create the index or home page html file in the ‘<text:span text:style-name="T15">/var/www/html/’</text:span> directory</text:p>
      <text:p text:style-name="Preformatted_20_Text">[root@web ~]# vi<text:span text:style-name="T73">m</text:span> /var/www/html/ostechnix.html </text:p>
      <text:p text:style-name="P91"><text:span text:style-name="T73">create a web page.</text:span></text:p>
      <text:h text:style-name="Heading_20_4" text:outline-level="4"><text:soft-page-break/>6. Allow webserver through firewall</text:h>
      <text:p text:style-name="P90">[root@web ~]# vi<text:span text:style-name="T73">m</text:span> /etc/sysconfig/iptables</text:p>
      <text:p text:style-name="P90"># Firewall configuration written by system-config-firewall</text:p>
      <text:p text:style-name="P90"># Manual customization of this file is not recommended.</text:p>
      <text:p text:style-name="P90">*filter</text:p>
      <text:p text:style-name="P90">:INPUT ACCEPT [0:0]</text:p>
      <text:p text:style-name="P90">:FORWARD ACCEPT [0:0]</text:p>
      <text:p text:style-name="P90">:OUTPUT ACCEPT [0:0]</text:p>
      <text:p text:style-name="P90">-A INPUT -m state --state ESTABLISHED,RELATED -j ACCEPT</text:p>
      <text:p text:style-name="P90">-A INPUT -p icmp -j ACCEPT</text:p>
      <text:p text:style-name="P90">-A INPUT -i lo -j ACCEPT</text:p>
      <text:p text:style-name="Preformatted_20_Text"><text:span text:style-name="Strong_20_Emphasis">-A INPUT -p tcp -m state --state NEW --dport 80 -j ACCEPT</text:span></text:p>
      <text:p text:style-name="Preformatted_20_Text"><text:span text:style-name="Strong_20_Emphasis">-A INPUT -p tcp -m state --state NEW --dport 80 -j ACCEPT</text:span></text:p>
      <text:p text:style-name="P90">-A INPUT -m state --state NEW -m tcp -p tcp --dport 22 -j ACCEPT</text:p>
      <text:p text:style-name="P90">-A INPUT -j REJECT --reject-with icmp-host-prohibited</text:p>
      <text:p text:style-name="P90">-A FORWARD -j REJECT --reject-with icmp-host-prohibited</text:p>
      <text:p text:style-name="P100">COMMIT</text:p>
      <text:p text:style-name="P73">Restart iptables to save changes</text:p>
      <text:p text:style-name="P90">[root@web ~]# service iptables restart</text:p>
      <text:h text:style-name="Heading_20_4" text:outline-level="4">7. Start Apache web server</text:h>
      <text:p text:style-name="Preformatted_20_Text">[root@web ~]# service httpd start</text:p>
      <text:p text:style-name="P8">[root@web ~]# chkconfig httpd on</text:p>
      <text:p text:style-name="P52"><text:span text:style-name="T73"/></text:p>
      <text:p text:style-name="P52"><text:span text:style-name="T73">With the database server, one needs to install mysql as follows</text:span></text:p>
      <text:p text:style-name="Preformatted_20_Text">[root@web ~]# yum install -y mysql server</text:p>
      <text:p text:style-name="P89"><text:span text:style-name="T73">Now what follows is starting the mysql server and using the </text:span><text:span text:style-name="T74">structured language then you create a database and a database table.</text:span></text:p>
      <text:p text:style-name="P89"><text:span text:style-name="T73"><text:s/>[root@web ~]# </text:span><text:span text:style-name="T74">service mysqld sta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DejaVu Sans2" svg:font-family="'DejaVu Sans'" style:font-family-generic="swiss"/>
    <style:font-face style:name="DejaVu Sans Mono" svg:font-family="'DejaVu Sans Mono'" style:font-family-generic="modern" style:font-pitch="fixed"/>
    <style:font-face style:name="DejaVu Sans Mono1" svg:font-family="'DejaVu Sans Mono'" style:font-adornments="Bold"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harp" style:font-size-asian="12pt" style:font-weight-asian="bold" style:font-name-complex="DejaVu Sans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3T15:34:51</meta:creation-date>
    <dc:date>2013-08-19T13:01:06</dc:date>
    <meta:editing-duration>PT5H34M38S</meta:editing-duration>
    <meta:editing-cycles>5</meta:editing-cycles>
    <meta:generator>LibreOffice/3.6$Linux_x86 LibreOffice_project/360m1$Build-2</meta:generator>
    <meta:document-statistic meta:table-count="0" meta:image-count="0" meta:object-count="0" meta:page-count="12" meta:paragraph-count="490" meta:word-count="2797" meta:character-count="19593" meta:non-whitespace-character-count="16470"/>
  </office:meta>
</office:document-meta>
</file>